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51cm"/>
    </style:style>
    <style:style style:name="co2" style:family="table-column">
      <style:table-column-properties fo:break-before="auto" style:column-width="2.549cm"/>
    </style:style>
    <style:style style:name="co3" style:family="table-column">
      <style:table-column-properties fo:break-before="auto" style:column-width="2.355cm"/>
    </style:style>
    <style:style style:name="co4" style:family="table-column">
      <style:table-column-properties fo:break-before="auto" style:column-width="2.88cm"/>
    </style:style>
    <style:style style:name="co5" style:family="table-column">
      <style:table-column-properties fo:break-before="auto" style:column-width="2.71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Mutation Rate</text:p>
          </table:table-cell>
          <table:table-cell office:value-type="string" calcext:value-type="string">
            <text:p>Mutation x 10</text:p>
          </table:table-cell>
          <table:table-cell office:value-type="string" calcext:value-type="string">
            <text:p>Best Fitness</text:p>
          </table:table-cell>
          <table:table-cell office:value-type="string" calcext:value-type="string">
            <text:p>Average Fitness</text:p>
          </table:table-cell>
          <table:table-cell office:value-type="string" calcext:value-type="string">
            <text:p>Plateau Lengt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05" calcext:value-type="float">
            <text:p>1.005</text:p>
          </table:table-cell>
          <table:table-cell table:formula="of:=[.B2]*100" office:value-type="float" office:value="100.5" calcext:value-type="float">
            <text:p>100.5</text:p>
          </table:table-cell>
          <table:table-cell office:value-type="float" office:value="549" calcext:value-type="float">
            <text:p>549</text:p>
          </table:table-cell>
          <table:table-cell office:value-type="float" office:value="-73.794" calcext:value-type="float">
            <text:p>-73.7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05" calcext:value-type="float">
            <text:p>1.005</text:p>
          </table:table-cell>
          <table:table-cell table:formula="of:=[.B3]*100" office:value-type="float" office:value="100.5" calcext:value-type="float">
            <text:p>100.5</text:p>
          </table:table-cell>
          <table:table-cell office:value-type="float" office:value="549" calcext:value-type="float">
            <text:p>549</text:p>
          </table:table-cell>
          <table:table-cell office:value-type="float" office:value="10.324" calcext:value-type="float">
            <text:p>10.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1" calcext:value-type="float">
            <text:p>0.51</text:p>
          </table:table-cell>
          <table:table-cell table:formula="of:=[.B4]*100" office:value-type="float" office:value="51" calcext:value-type="float">
            <text:p>51</text:p>
          </table:table-cell>
          <table:table-cell office:value-type="float" office:value="549" calcext:value-type="float">
            <text:p>549</text:p>
          </table:table-cell>
          <table:table-cell office:value-type="float" office:value="-47.008" calcext:value-type="float">
            <text:p>-47.0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48333333333333" calcext:value-type="float">
            <text:p>0.3483333333</text:p>
          </table:table-cell>
          <table:table-cell table:formula="of:=[.B5]*100" office:value-type="float" office:value="34.8333333333333" calcext:value-type="float">
            <text:p>34.8333333333</text:p>
          </table:table-cell>
          <table:table-cell office:value-type="float" office:value="554" calcext:value-type="float">
            <text:p>554</text:p>
          </table:table-cell>
          <table:table-cell office:value-type="float" office:value="18.988" calcext:value-type="float">
            <text:p>18.9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05" calcext:value-type="float">
            <text:p>1.005</text:p>
          </table:table-cell>
          <table:table-cell table:formula="of:=[.B6]*100" office:value-type="float" office:value="100.5" calcext:value-type="float">
            <text:p>100.5</text:p>
          </table:table-cell>
          <table:table-cell office:value-type="float" office:value="554" calcext:value-type="float">
            <text:p>554</text:p>
          </table:table-cell>
          <table:table-cell office:value-type="float" office:value="6.374" calcext:value-type="float">
            <text:p>6.3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1" calcext:value-type="float">
            <text:p>0.51</text:p>
          </table:table-cell>
          <table:table-cell table:formula="of:=[.B7]*100" office:value-type="float" office:value="51" calcext:value-type="float">
            <text:p>51</text:p>
          </table:table-cell>
          <table:table-cell office:value-type="float" office:value="554" calcext:value-type="float">
            <text:p>554</text:p>
          </table:table-cell>
          <table:table-cell office:value-type="float" office:value="-124.57" calcext:value-type="float">
            <text:p>-124.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48333333333333" calcext:value-type="float">
            <text:p>0.3483333333</text:p>
          </table:table-cell>
          <table:table-cell table:formula="of:=[.B8]*100" office:value-type="float" office:value="34.8333333333333" calcext:value-type="float">
            <text:p>34.8333333333</text:p>
          </table:table-cell>
          <table:table-cell office:value-type="float" office:value="554" calcext:value-type="float">
            <text:p>554</text:p>
          </table:table-cell>
          <table:table-cell office:value-type="float" office:value="-127.002" calcext:value-type="float">
            <text:p>-127.0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7" calcext:value-type="float">
            <text:p>0.27</text:p>
          </table:table-cell>
          <table:table-cell table:formula="of:=[.B9]*100" office:value-type="float" office:value="27" calcext:value-type="float">
            <text:p>27</text:p>
          </table:table-cell>
          <table:table-cell office:value-type="float" office:value="554" calcext:value-type="float">
            <text:p>554</text:p>
          </table:table-cell>
          <table:table-cell office:value-type="float" office:value="-12.428" calcext:value-type="float">
            <text:p>-12.4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25" calcext:value-type="float">
            <text:p>0.225</text:p>
          </table:table-cell>
          <table:table-cell table:formula="of:=[.B10]*100" office:value-type="float" office:value="22.5" calcext:value-type="float">
            <text:p>22.5</text:p>
          </table:table-cell>
          <table:table-cell office:value-type="float" office:value="554" calcext:value-type="float">
            <text:p>554</text:p>
          </table:table-cell>
          <table:table-cell office:value-type="float" office:value="-34.532" calcext:value-type="float">
            <text:p>-34.5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96666666666667" calcext:value-type="float">
            <text:p>0.1966666667</text:p>
          </table:table-cell>
          <table:table-cell table:formula="of:=[.B11]*100" office:value-type="float" office:value="19.6666666666667" calcext:value-type="float">
            <text:p>19.6666666667</text:p>
          </table:table-cell>
          <table:table-cell office:value-type="float" office:value="554" calcext:value-type="float">
            <text:p>554</text:p>
          </table:table-cell>
          <table:table-cell office:value-type="float" office:value="19.802" calcext:value-type="float">
            <text:p>19.80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77857142857143" calcext:value-type="float">
            <text:p>0.1778571429</text:p>
          </table:table-cell>
          <table:table-cell table:formula="of:=[.B12]*100" office:value-type="float" office:value="17.7857142857143" calcext:value-type="float">
            <text:p>17.7857142857</text:p>
          </table:table-cell>
          <table:table-cell office:value-type="float" office:value="554" calcext:value-type="float">
            <text:p>554</text:p>
          </table:table-cell>
          <table:table-cell office:value-type="float" office:value="28.548" calcext:value-type="float">
            <text:p>28.54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65" calcext:value-type="float">
            <text:p>0.165</text:p>
          </table:table-cell>
          <table:table-cell table:formula="of:=[.B13]*100" office:value-type="float" office:value="16.5" calcext:value-type="float">
            <text:p>16.5</text:p>
          </table:table-cell>
          <table:table-cell office:value-type="float" office:value="554" calcext:value-type="float">
            <text:p>554</text:p>
          </table:table-cell>
          <table:table-cell office:value-type="float" office:value="20.032" calcext:value-type="float">
            <text:p>20.0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6111111111111" calcext:value-type="float">
            <text:p>0.1561111111</text:p>
          </table:table-cell>
          <table:table-cell table:formula="of:=[.B14]*100" office:value-type="float" office:value="15.6111111111111" calcext:value-type="float">
            <text:p>15.6111111111</text:p>
          </table:table-cell>
          <table:table-cell office:value-type="float" office:value="554" calcext:value-type="float">
            <text:p>554</text:p>
          </table:table-cell>
          <table:table-cell office:value-type="float" office:value="-83.028" calcext:value-type="float">
            <text:p>-83.0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table:formula="of:=[.B15]*100" office:value-type="float" office:value="15" calcext:value-type="float">
            <text:p>15</text:p>
          </table:table-cell>
          <table:table-cell office:value-type="float" office:value="554" calcext:value-type="float">
            <text:p>554</text:p>
          </table:table-cell>
          <table:table-cell office:value-type="float" office:value="-129.59" calcext:value-type="float">
            <text:p>-129.5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45909090909091" calcext:value-type="float">
            <text:p>0.1459090909</text:p>
          </table:table-cell>
          <table:table-cell table:formula="of:=[.B16]*100" office:value-type="float" office:value="14.5909090909091" calcext:value-type="float">
            <text:p>14.5909090909</text:p>
          </table:table-cell>
          <table:table-cell office:value-type="float" office:value="554" calcext:value-type="float">
            <text:p>554</text:p>
          </table:table-cell>
          <table:table-cell office:value-type="float" office:value="32.168" calcext:value-type="float">
            <text:p>32.16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43333333333333" calcext:value-type="float">
            <text:p>0.1433333333</text:p>
          </table:table-cell>
          <table:table-cell table:formula="of:=[.B17]*100" office:value-type="float" office:value="14.3333333333333" calcext:value-type="float">
            <text:p>14.3333333333</text:p>
          </table:table-cell>
          <table:table-cell office:value-type="float" office:value="554" calcext:value-type="float">
            <text:p>554</text:p>
          </table:table-cell>
          <table:table-cell office:value-type="float" office:value="45.756" calcext:value-type="float">
            <text:p>45.75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41923076923077" calcext:value-type="float">
            <text:p>0.1419230769</text:p>
          </table:table-cell>
          <table:table-cell table:formula="of:=[.B18]*100" office:value-type="float" office:value="14.1923076923077" calcext:value-type="float">
            <text:p>14.1923076923</text:p>
          </table:table-cell>
          <table:table-cell office:value-type="float" office:value="554" calcext:value-type="float">
            <text:p>554</text:p>
          </table:table-cell>
          <table:table-cell office:value-type="float" office:value="-38.992" calcext:value-type="float">
            <text:p>-38.99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41428571428571" calcext:value-type="float">
            <text:p>0.1414285714</text:p>
          </table:table-cell>
          <table:table-cell table:formula="of:=[.B19]*100" office:value-type="float" office:value="14.1428571428571" calcext:value-type="float">
            <text:p>14.1428571429</text:p>
          </table:table-cell>
          <table:table-cell office:value-type="float" office:value="554" calcext:value-type="float">
            <text:p>554</text:p>
          </table:table-cell>
          <table:table-cell office:value-type="float" office:value="-13.81" calcext:value-type="float">
            <text:p>-13.8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41666666666667" calcext:value-type="float">
            <text:p>0.1416666667</text:p>
          </table:table-cell>
          <table:table-cell table:formula="of:=[.B20]*100" office:value-type="float" office:value="14.1666666666667" calcext:value-type="float">
            <text:p>14.1666666667</text:p>
          </table:table-cell>
          <table:table-cell office:value-type="float" office:value="554" calcext:value-type="float">
            <text:p>554</text:p>
          </table:table-cell>
          <table:table-cell office:value-type="float" office:value="-226.044" calcext:value-type="float">
            <text:p>-226.0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425" calcext:value-type="float">
            <text:p>0.1425</text:p>
          </table:table-cell>
          <table:table-cell table:formula="of:=[.B21]*100" office:value-type="float" office:value="14.25" calcext:value-type="float">
            <text:p>14.25</text:p>
          </table:table-cell>
          <table:table-cell office:value-type="float" office:value="554" calcext:value-type="float">
            <text:p>554</text:p>
          </table:table-cell>
          <table:table-cell office:value-type="float" office:value="43.128" calcext:value-type="float">
            <text:p>43.1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43823529411765" calcext:value-type="float">
            <text:p>0.1438235294</text:p>
          </table:table-cell>
          <table:table-cell table:formula="of:=[.B22]*100" office:value-type="float" office:value="14.3823529411765" calcext:value-type="float">
            <text:p>14.3823529412</text:p>
          </table:table-cell>
          <table:table-cell office:value-type="float" office:value="554" calcext:value-type="float">
            <text:p>554</text:p>
          </table:table-cell>
          <table:table-cell office:value-type="float" office:value="-70.6" calcext:value-type="float">
            <text:p>-70.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45555555555556" calcext:value-type="float">
            <text:p>0.1455555556</text:p>
          </table:table-cell>
          <table:table-cell table:formula="of:=[.B23]*100" office:value-type="float" office:value="14.5555555555556" calcext:value-type="float">
            <text:p>14.5555555556</text:p>
          </table:table-cell>
          <table:table-cell office:value-type="float" office:value="555" calcext:value-type="float">
            <text:p>555</text:p>
          </table:table-cell>
          <table:table-cell office:value-type="float" office:value="-132.352" calcext:value-type="float">
            <text:p>-132.35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005" calcext:value-type="float">
            <text:p>1.005</text:p>
          </table:table-cell>
          <table:table-cell table:formula="of:=[.B24]*100" office:value-type="float" office:value="100.5" calcext:value-type="float">
            <text:p>100.5</text:p>
          </table:table-cell>
          <table:table-cell office:value-type="float" office:value="555" calcext:value-type="float">
            <text:p>555</text:p>
          </table:table-cell>
          <table:table-cell office:value-type="float" office:value="56.118" calcext:value-type="float">
            <text:p>56.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1" calcext:value-type="float">
            <text:p>0.51</text:p>
          </table:table-cell>
          <table:table-cell table:formula="of:=[.B25]*100" office:value-type="float" office:value="51" calcext:value-type="float">
            <text:p>51</text:p>
          </table:table-cell>
          <table:table-cell office:value-type="float" office:value="555" calcext:value-type="float">
            <text:p>555</text:p>
          </table:table-cell>
          <table:table-cell office:value-type="float" office:value="-12.374" calcext:value-type="float">
            <text:p>-12.3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48333333333333" calcext:value-type="float">
            <text:p>0.3483333333</text:p>
          </table:table-cell>
          <table:table-cell table:formula="of:=[.B26]*100" office:value-type="float" office:value="34.8333333333333" calcext:value-type="float">
            <text:p>34.8333333333</text:p>
          </table:table-cell>
          <table:table-cell office:value-type="float" office:value="555" calcext:value-type="float">
            <text:p>555</text:p>
          </table:table-cell>
          <table:table-cell office:value-type="float" office:value="-98.55" calcext:value-type="float">
            <text:p>-98.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7" calcext:value-type="float">
            <text:p>0.27</text:p>
          </table:table-cell>
          <table:table-cell table:formula="of:=[.B27]*100" office:value-type="float" office:value="27" calcext:value-type="float">
            <text:p>27</text:p>
          </table:table-cell>
          <table:table-cell office:value-type="float" office:value="555" calcext:value-type="float">
            <text:p>555</text:p>
          </table:table-cell>
          <table:table-cell office:value-type="float" office:value="-18.6" calcext:value-type="float">
            <text:p>-18.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25" calcext:value-type="float">
            <text:p>0.225</text:p>
          </table:table-cell>
          <table:table-cell table:formula="of:=[.B28]*100" office:value-type="float" office:value="22.5" calcext:value-type="float">
            <text:p>22.5</text:p>
          </table:table-cell>
          <table:table-cell office:value-type="float" office:value="555" calcext:value-type="float">
            <text:p>555</text:p>
          </table:table-cell>
          <table:table-cell office:value-type="float" office:value="-0.21" calcext:value-type="float">
            <text:p>-0.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96666666666667" calcext:value-type="float">
            <text:p>0.1966666667</text:p>
          </table:table-cell>
          <table:table-cell table:formula="of:=[.B29]*100" office:value-type="float" office:value="19.6666666666667" calcext:value-type="float">
            <text:p>19.6666666667</text:p>
          </table:table-cell>
          <table:table-cell office:value-type="float" office:value="555" calcext:value-type="float">
            <text:p>555</text:p>
          </table:table-cell>
          <table:table-cell office:value-type="float" office:value="22.26" calcext:value-type="float">
            <text:p>22.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77857142857143" calcext:value-type="float">
            <text:p>0.1778571429</text:p>
          </table:table-cell>
          <table:table-cell table:formula="of:=[.B30]*100" office:value-type="float" office:value="17.7857142857143" calcext:value-type="float">
            <text:p>17.7857142857</text:p>
          </table:table-cell>
          <table:table-cell office:value-type="float" office:value="555" calcext:value-type="float">
            <text:p>555</text:p>
          </table:table-cell>
          <table:table-cell office:value-type="float" office:value="-10.468" calcext:value-type="float">
            <text:p>-10.46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65" calcext:value-type="float">
            <text:p>0.165</text:p>
          </table:table-cell>
          <table:table-cell table:formula="of:=[.B31]*100" office:value-type="float" office:value="16.5" calcext:value-type="float">
            <text:p>16.5</text:p>
          </table:table-cell>
          <table:table-cell office:value-type="float" office:value="555" calcext:value-type="float">
            <text:p>555</text:p>
          </table:table-cell>
          <table:table-cell office:value-type="float" office:value="-13.492" calcext:value-type="float">
            <text:p>-13.4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56111111111111" calcext:value-type="float">
            <text:p>0.1561111111</text:p>
          </table:table-cell>
          <table:table-cell table:formula="of:=[.B32]*100" office:value-type="float" office:value="15.6111111111111" calcext:value-type="float">
            <text:p>15.6111111111</text:p>
          </table:table-cell>
          <table:table-cell office:value-type="float" office:value="555" calcext:value-type="float">
            <text:p>555</text:p>
          </table:table-cell>
          <table:table-cell office:value-type="float" office:value="-12.138" calcext:value-type="float">
            <text:p>-12.1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5" calcext:value-type="float">
            <text:p>0.15</text:p>
          </table:table-cell>
          <table:table-cell table:formula="of:=[.B33]*100" office:value-type="float" office:value="15" calcext:value-type="float">
            <text:p>15</text:p>
          </table:table-cell>
          <table:table-cell office:value-type="float" office:value="555" calcext:value-type="float">
            <text:p>555</text:p>
          </table:table-cell>
          <table:table-cell office:value-type="float" office:value="-71.998" calcext:value-type="float">
            <text:p>-71.9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45909090909091" calcext:value-type="float">
            <text:p>0.1459090909</text:p>
          </table:table-cell>
          <table:table-cell table:formula="of:=[.B34]*100" office:value-type="float" office:value="14.5909090909091" calcext:value-type="float">
            <text:p>14.5909090909</text:p>
          </table:table-cell>
          <table:table-cell office:value-type="float" office:value="555" calcext:value-type="float">
            <text:p>555</text:p>
          </table:table-cell>
          <table:table-cell office:value-type="float" office:value="25.482" calcext:value-type="float">
            <text:p>25.4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43333333333333" calcext:value-type="float">
            <text:p>0.1433333333</text:p>
          </table:table-cell>
          <table:table-cell table:formula="of:=[.B35]*100" office:value-type="float" office:value="14.3333333333333" calcext:value-type="float">
            <text:p>14.3333333333</text:p>
          </table:table-cell>
          <table:table-cell office:value-type="float" office:value="555" calcext:value-type="float">
            <text:p>555</text:p>
          </table:table-cell>
          <table:table-cell office:value-type="float" office:value="40.27" calcext:value-type="float">
            <text:p>40.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41923076923077" calcext:value-type="float">
            <text:p>0.1419230769</text:p>
          </table:table-cell>
          <table:table-cell table:formula="of:=[.B36]*100" office:value-type="float" office:value="14.1923076923077" calcext:value-type="float">
            <text:p>14.1923076923</text:p>
          </table:table-cell>
          <table:table-cell office:value-type="float" office:value="555" calcext:value-type="float">
            <text:p>555</text:p>
          </table:table-cell>
          <table:table-cell office:value-type="float" office:value="-15.532" calcext:value-type="float">
            <text:p>-15.5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41428571428571" calcext:value-type="float">
            <text:p>0.1414285714</text:p>
          </table:table-cell>
          <table:table-cell table:formula="of:=[.B37]*100" office:value-type="float" office:value="14.1428571428571" calcext:value-type="float">
            <text:p>14.1428571429</text:p>
          </table:table-cell>
          <table:table-cell office:value-type="float" office:value="555" calcext:value-type="float">
            <text:p>555</text:p>
          </table:table-cell>
          <table:table-cell office:value-type="float" office:value="4.064" calcext:value-type="float">
            <text:p>4.0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41666666666667" calcext:value-type="float">
            <text:p>0.1416666667</text:p>
          </table:table-cell>
          <table:table-cell table:formula="of:=[.B38]*100" office:value-type="float" office:value="14.1666666666667" calcext:value-type="float">
            <text:p>14.1666666667</text:p>
          </table:table-cell>
          <table:table-cell office:value-type="float" office:value="555" calcext:value-type="float">
            <text:p>555</text:p>
          </table:table-cell>
          <table:table-cell office:value-type="float" office:value="60.112" calcext:value-type="float">
            <text:p>60.1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425" calcext:value-type="float">
            <text:p>0.1425</text:p>
          </table:table-cell>
          <table:table-cell table:formula="of:=[.B39]*100" office:value-type="float" office:value="14.25" calcext:value-type="float">
            <text:p>14.25</text:p>
          </table:table-cell>
          <table:table-cell office:value-type="float" office:value="555" calcext:value-type="float">
            <text:p>555</text:p>
          </table:table-cell>
          <table:table-cell office:value-type="float" office:value="-68.82" calcext:value-type="float">
            <text:p>-68.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43823529411765" calcext:value-type="float">
            <text:p>0.1438235294</text:p>
          </table:table-cell>
          <table:table-cell table:formula="of:=[.B40]*100" office:value-type="float" office:value="14.3823529411765" calcext:value-type="float">
            <text:p>14.3823529412</text:p>
          </table:table-cell>
          <table:table-cell office:value-type="float" office:value="555" calcext:value-type="float">
            <text:p>555</text:p>
          </table:table-cell>
          <table:table-cell office:value-type="float" office:value="72.856" calcext:value-type="float">
            <text:p>72.8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45555555555556" calcext:value-type="float">
            <text:p>0.1455555556</text:p>
          </table:table-cell>
          <table:table-cell table:formula="of:=[.B41]*100" office:value-type="float" office:value="14.5555555555556" calcext:value-type="float">
            <text:p>14.5555555556</text:p>
          </table:table-cell>
          <table:table-cell office:value-type="float" office:value="555" calcext:value-type="float">
            <text:p>555</text:p>
          </table:table-cell>
          <table:table-cell office:value-type="float" office:value="8.084" calcext:value-type="float">
            <text:p>8.08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47631578947368" calcext:value-type="float">
            <text:p>0.1476315789</text:p>
          </table:table-cell>
          <table:table-cell table:formula="of:=[.B42]*100" office:value-type="float" office:value="14.7631578947368" calcext:value-type="float">
            <text:p>14.7631578947</text:p>
          </table:table-cell>
          <table:table-cell office:value-type="float" office:value="555" calcext:value-type="float">
            <text:p>555</text:p>
          </table:table-cell>
          <table:table-cell office:value-type="float" office:value="76.342" calcext:value-type="float">
            <text:p>76.34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5" calcext:value-type="float">
            <text:p>0.15</text:p>
          </table:table-cell>
          <table:table-cell table:formula="of:=[.B43]*100" office:value-type="float" office:value="15" calcext:value-type="float">
            <text:p>15</text:p>
          </table:table-cell>
          <table:table-cell office:value-type="float" office:value="555" calcext:value-type="float">
            <text:p>555</text:p>
          </table:table-cell>
          <table:table-cell office:value-type="float" office:value="104.728" calcext:value-type="float">
            <text:p>104.7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52619047619048" calcext:value-type="float">
            <text:p>0.1526190476</text:p>
          </table:table-cell>
          <table:table-cell table:formula="of:=[.B44]*100" office:value-type="float" office:value="15.2619047619048" calcext:value-type="float">
            <text:p>15.2619047619</text:p>
          </table:table-cell>
          <table:table-cell office:value-type="float" office:value="555" calcext:value-type="float">
            <text:p>555</text:p>
          </table:table-cell>
          <table:table-cell office:value-type="float" office:value="100.174" calcext:value-type="float">
            <text:p>100.1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55454545454545" calcext:value-type="float">
            <text:p>0.1554545455</text:p>
          </table:table-cell>
          <table:table-cell table:formula="of:=[.B45]*100" office:value-type="float" office:value="15.5454545454546" calcext:value-type="float">
            <text:p>15.5454545455</text:p>
          </table:table-cell>
          <table:table-cell office:value-type="float" office:value="555" calcext:value-type="float">
            <text:p>555</text:p>
          </table:table-cell>
          <table:table-cell office:value-type="float" office:value="47.268" calcext:value-type="float">
            <text:p>47.2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58478260869565" calcext:value-type="float">
            <text:p>0.1584782609</text:p>
          </table:table-cell>
          <table:table-cell table:formula="of:=[.B46]*100" office:value-type="float" office:value="15.8478260869565" calcext:value-type="float">
            <text:p>15.847826087</text:p>
          </table:table-cell>
          <table:table-cell office:value-type="float" office:value="555" calcext:value-type="float">
            <text:p>555</text:p>
          </table:table-cell>
          <table:table-cell office:value-type="float" office:value="97.356" calcext:value-type="float">
            <text:p>97.35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61666666666667" calcext:value-type="float">
            <text:p>0.1616666667</text:p>
          </table:table-cell>
          <table:table-cell table:formula="of:=[.B47]*100" office:value-type="float" office:value="16.1666666666667" calcext:value-type="float">
            <text:p>16.1666666667</text:p>
          </table:table-cell>
          <table:table-cell office:value-type="float" office:value="555" calcext:value-type="float">
            <text:p>555</text:p>
          </table:table-cell>
          <table:table-cell office:value-type="float" office:value="30.432" calcext:value-type="float">
            <text:p>30.43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65" calcext:value-type="float">
            <text:p>0.165</text:p>
          </table:table-cell>
          <table:table-cell table:formula="of:=[.B48]*100" office:value-type="float" office:value="16.5" calcext:value-type="float">
            <text:p>16.5</text:p>
          </table:table-cell>
          <table:table-cell office:value-type="float" office:value="555" calcext:value-type="float">
            <text:p>555</text:p>
          </table:table-cell>
          <table:table-cell office:value-type="float" office:value="27.668" calcext:value-type="float">
            <text:p>27.6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68461538461538" calcext:value-type="float">
            <text:p>0.1684615385</text:p>
          </table:table-cell>
          <table:table-cell table:formula="of:=[.B49]*100" office:value-type="float" office:value="16.8461538461539" calcext:value-type="float">
            <text:p>16.8461538462</text:p>
          </table:table-cell>
          <table:table-cell office:value-type="float" office:value="555" calcext:value-type="float">
            <text:p>555</text:p>
          </table:table-cell>
          <table:table-cell office:value-type="float" office:value="73.114" calcext:value-type="float">
            <text:p>73.1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72037037037037" calcext:value-type="float">
            <text:p>0.172037037</text:p>
          </table:table-cell>
          <table:table-cell table:formula="of:=[.B50]*100" office:value-type="float" office:value="17.2037037037037" calcext:value-type="float">
            <text:p>17.2037037037</text:p>
          </table:table-cell>
          <table:table-cell office:value-type="float" office:value="555" calcext:value-type="float">
            <text:p>555</text:p>
          </table:table-cell>
          <table:table-cell office:value-type="float" office:value="102.2" calcext:value-type="float">
            <text:p>102.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75714285714286" calcext:value-type="float">
            <text:p>0.1757142857</text:p>
          </table:table-cell>
          <table:table-cell table:formula="of:=[.B51]*100" office:value-type="float" office:value="17.5714285714286" calcext:value-type="float">
            <text:p>17.5714285714</text:p>
          </table:table-cell>
          <table:table-cell office:value-type="float" office:value="555" calcext:value-type="float">
            <text:p>555</text:p>
          </table:table-cell>
          <table:table-cell office:value-type="float" office:value="77.242" calcext:value-type="float">
            <text:p>77.24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7948275862069" calcext:value-type="float">
            <text:p>0.1794827586</text:p>
          </table:table-cell>
          <table:table-cell table:formula="of:=[.B52]*100" office:value-type="float" office:value="17.948275862069" calcext:value-type="float">
            <text:p>17.9482758621</text:p>
          </table:table-cell>
          <table:table-cell office:value-type="float" office:value="555" calcext:value-type="float">
            <text:p>555</text:p>
          </table:table-cell>
          <table:table-cell office:value-type="float" office:value="59.606" calcext:value-type="float">
            <text:p>59.60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83333333333333" calcext:value-type="float">
            <text:p>0.1833333333</text:p>
          </table:table-cell>
          <table:table-cell table:formula="of:=[.B53]*100" office:value-type="float" office:value="18.3333333333333" calcext:value-type="float">
            <text:p>18.3333333333</text:p>
          </table:table-cell>
          <table:table-cell office:value-type="float" office:value="555" calcext:value-type="float">
            <text:p>555</text:p>
          </table:table-cell>
          <table:table-cell office:value-type="float" office:value="97.412" calcext:value-type="float">
            <text:p>97.4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87258064516129" calcext:value-type="float">
            <text:p>0.1872580645</text:p>
          </table:table-cell>
          <table:table-cell table:formula="of:=[.B54]*100" office:value-type="float" office:value="18.7258064516129" calcext:value-type="float">
            <text:p>18.7258064516</text:p>
          </table:table-cell>
          <table:table-cell office:value-type="float" office:value="555" calcext:value-type="float">
            <text:p>555</text:p>
          </table:table-cell>
          <table:table-cell office:value-type="float" office:value="23.02" calcext:value-type="float">
            <text:p>23.0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9125" calcext:value-type="float">
            <text:p>0.19125</text:p>
          </table:table-cell>
          <table:table-cell table:formula="of:=[.B55]*100" office:value-type="float" office:value="19.125" calcext:value-type="float">
            <text:p>19.125</text:p>
          </table:table-cell>
          <table:table-cell office:value-type="float" office:value="555" calcext:value-type="float">
            <text:p>555</text:p>
          </table:table-cell>
          <table:table-cell office:value-type="float" office:value="123.336" calcext:value-type="float">
            <text:p>123.3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9530303030303" calcext:value-type="float">
            <text:p>0.1953030303</text:p>
          </table:table-cell>
          <table:table-cell table:formula="of:=[.B56]*100" office:value-type="float" office:value="19.530303030303" calcext:value-type="float">
            <text:p>19.5303030303</text:p>
          </table:table-cell>
          <table:table-cell office:value-type="float" office:value="555" calcext:value-type="float">
            <text:p>555</text:p>
          </table:table-cell>
          <table:table-cell office:value-type="float" office:value="56.304" calcext:value-type="float">
            <text:p>56.30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99411764705882" calcext:value-type="float">
            <text:p>0.1994117647</text:p>
          </table:table-cell>
          <table:table-cell table:formula="of:=[.B57]*100" office:value-type="float" office:value="19.9411764705882" calcext:value-type="float">
            <text:p>19.9411764706</text:p>
          </table:table-cell>
          <table:table-cell office:value-type="float" office:value="555" calcext:value-type="float">
            <text:p>555</text:p>
          </table:table-cell>
          <table:table-cell office:value-type="float" office:value="88.64" calcext:value-type="float">
            <text:p>88.6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203571428571429" calcext:value-type="float">
            <text:p>0.2035714286</text:p>
          </table:table-cell>
          <table:table-cell table:formula="of:=[.B58]*100" office:value-type="float" office:value="20.3571428571429" calcext:value-type="float">
            <text:p>20.3571428571</text:p>
          </table:table-cell>
          <table:table-cell office:value-type="float" office:value="555" calcext:value-type="float">
            <text:p>555</text:p>
          </table:table-cell>
          <table:table-cell office:value-type="float" office:value="90.574" calcext:value-type="float">
            <text:p>90.57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207777777777778" calcext:value-type="float">
            <text:p>0.2077777778</text:p>
          </table:table-cell>
          <table:table-cell table:formula="of:=[.B59]*100" office:value-type="float" office:value="20.7777777777778" calcext:value-type="float">
            <text:p>20.7777777778</text:p>
          </table:table-cell>
          <table:table-cell office:value-type="float" office:value="555" calcext:value-type="float">
            <text:p>555</text:p>
          </table:table-cell>
          <table:table-cell office:value-type="float" office:value="-67" calcext:value-type="float">
            <text:p>-6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212027027027027" calcext:value-type="float">
            <text:p>0.212027027</text:p>
          </table:table-cell>
          <table:table-cell table:formula="of:=[.B60]*100" office:value-type="float" office:value="21.2027027027027" calcext:value-type="float">
            <text:p>21.2027027027</text:p>
          </table:table-cell>
          <table:table-cell office:value-type="float" office:value="555" calcext:value-type="float">
            <text:p>555</text:p>
          </table:table-cell>
          <table:table-cell office:value-type="float" office:value="16.978" calcext:value-type="float">
            <text:p>16.97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216315789473684" calcext:value-type="float">
            <text:p>0.2163157895</text:p>
          </table:table-cell>
          <table:table-cell table:formula="of:=[.B61]*100" office:value-type="float" office:value="21.6315789473684" calcext:value-type="float">
            <text:p>21.6315789474</text:p>
          </table:table-cell>
          <table:table-cell office:value-type="float" office:value="555" calcext:value-type="float">
            <text:p>555</text:p>
          </table:table-cell>
          <table:table-cell office:value-type="float" office:value="68.538" calcext:value-type="float">
            <text:p>68.53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20641025641026" calcext:value-type="float">
            <text:p>0.2206410256</text:p>
          </table:table-cell>
          <table:table-cell table:formula="of:=[.B62]*100" office:value-type="float" office:value="22.0641025641026" calcext:value-type="float">
            <text:p>22.0641025641</text:p>
          </table:table-cell>
          <table:table-cell office:value-type="float" office:value="555" calcext:value-type="float">
            <text:p>555</text:p>
          </table:table-cell>
          <table:table-cell office:value-type="float" office:value="72.5" calcext:value-type="float">
            <text:p>72.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225" calcext:value-type="float">
            <text:p>0.225</text:p>
          </table:table-cell>
          <table:table-cell table:formula="of:=[.B63]*100" office:value-type="float" office:value="22.5" calcext:value-type="float">
            <text:p>22.5</text:p>
          </table:table-cell>
          <table:table-cell office:value-type="float" office:value="555" calcext:value-type="float">
            <text:p>555</text:p>
          </table:table-cell>
          <table:table-cell office:value-type="float" office:value="0.52" calcext:value-type="float">
            <text:p>0.5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229390243902439" calcext:value-type="float">
            <text:p>0.2293902439</text:p>
          </table:table-cell>
          <table:table-cell table:formula="of:=[.B64]*100" office:value-type="float" office:value="22.9390243902439" calcext:value-type="float">
            <text:p>22.9390243902</text:p>
          </table:table-cell>
          <table:table-cell office:value-type="float" office:value="555" calcext:value-type="float">
            <text:p>555</text:p>
          </table:table-cell>
          <table:table-cell office:value-type="float" office:value="28.088" calcext:value-type="float">
            <text:p>28.08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33809523809524" calcext:value-type="float">
            <text:p>0.2338095238</text:p>
          </table:table-cell>
          <table:table-cell table:formula="of:=[.B65]*100" office:value-type="float" office:value="23.3809523809524" calcext:value-type="float">
            <text:p>23.380952381</text:p>
          </table:table-cell>
          <table:table-cell office:value-type="float" office:value="555" calcext:value-type="float">
            <text:p>555</text:p>
          </table:table-cell>
          <table:table-cell office:value-type="float" office:value="51.164" calcext:value-type="float">
            <text:p>51.16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38255813953488" calcext:value-type="float">
            <text:p>0.238255814</text:p>
          </table:table-cell>
          <table:table-cell table:formula="of:=[.B66]*100" office:value-type="float" office:value="23.8255813953488" calcext:value-type="float">
            <text:p>23.8255813953</text:p>
          </table:table-cell>
          <table:table-cell office:value-type="float" office:value="555" calcext:value-type="float">
            <text:p>555</text:p>
          </table:table-cell>
          <table:table-cell office:value-type="float" office:value="-55.886" calcext:value-type="float">
            <text:p>-55.88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242727272727273" calcext:value-type="float">
            <text:p>0.2427272727</text:p>
          </table:table-cell>
          <table:table-cell table:formula="of:=[.B67]*100" office:value-type="float" office:value="24.2727272727273" calcext:value-type="float">
            <text:p>24.2727272727</text:p>
          </table:table-cell>
          <table:table-cell office:value-type="float" office:value="555" calcext:value-type="float">
            <text:p>555</text:p>
          </table:table-cell>
          <table:table-cell office:value-type="float" office:value="-76.106" calcext:value-type="float">
            <text:p>-76.10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247222222222222" calcext:value-type="float">
            <text:p>0.2472222222</text:p>
          </table:table-cell>
          <table:table-cell table:formula="of:=[.B68]*100" office:value-type="float" office:value="24.7222222222222" calcext:value-type="float">
            <text:p>24.7222222222</text:p>
          </table:table-cell>
          <table:table-cell office:value-type="float" office:value="555" calcext:value-type="float">
            <text:p>555</text:p>
          </table:table-cell>
          <table:table-cell office:value-type="float" office:value="-64.25" calcext:value-type="float">
            <text:p>-64.2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51739130434783" calcext:value-type="float">
            <text:p>0.2517391304</text:p>
          </table:table-cell>
          <table:table-cell table:formula="of:=[.B69]*100" office:value-type="float" office:value="25.1739130434783" calcext:value-type="float">
            <text:p>25.1739130435</text:p>
          </table:table-cell>
          <table:table-cell office:value-type="float" office:value="555" calcext:value-type="float">
            <text:p>555</text:p>
          </table:table-cell>
          <table:table-cell office:value-type="float" office:value="2.59" calcext:value-type="float">
            <text:p>2.5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256276595744681" calcext:value-type="float">
            <text:p>0.2562765957</text:p>
          </table:table-cell>
          <table:table-cell table:formula="of:=[.B70]*100" office:value-type="float" office:value="25.6276595744681" calcext:value-type="float">
            <text:p>25.6276595745</text:p>
          </table:table-cell>
          <table:table-cell office:value-type="float" office:value="555" calcext:value-type="float">
            <text:p>555</text:p>
          </table:table-cell>
          <table:table-cell office:value-type="float" office:value="49.692" calcext:value-type="float">
            <text:p>49.69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260833333333333" calcext:value-type="float">
            <text:p>0.2608333333</text:p>
          </table:table-cell>
          <table:table-cell table:formula="of:=[.B71]*100" office:value-type="float" office:value="26.0833333333333" calcext:value-type="float">
            <text:p>26.0833333333</text:p>
          </table:table-cell>
          <table:table-cell office:value-type="float" office:value="555" calcext:value-type="float">
            <text:p>555</text:p>
          </table:table-cell>
          <table:table-cell office:value-type="float" office:value="-79.52" calcext:value-type="float">
            <text:p>-79.5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65408163265306" calcext:value-type="float">
            <text:p>0.2654081633</text:p>
          </table:table-cell>
          <table:table-cell table:formula="of:=[.B72]*100" office:value-type="float" office:value="26.5408163265306" calcext:value-type="float">
            <text:p>26.5408163265</text:p>
          </table:table-cell>
          <table:table-cell office:value-type="float" office:value="555" calcext:value-type="float">
            <text:p>555</text:p>
          </table:table-cell>
          <table:table-cell office:value-type="float" office:value="-58.526" calcext:value-type="float">
            <text:p>-58.52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27" calcext:value-type="float">
            <text:p>0.27</text:p>
          </table:table-cell>
          <table:table-cell table:formula="of:=[.B73]*100" office:value-type="float" office:value="27" calcext:value-type="float">
            <text:p>27</text:p>
          </table:table-cell>
          <table:table-cell office:value-type="float" office:value="555" calcext:value-type="float">
            <text:p>555</text:p>
          </table:table-cell>
          <table:table-cell office:value-type="float" office:value="-50.476" calcext:value-type="float">
            <text:p>-50.47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274607843137255" calcext:value-type="float">
            <text:p>0.2746078431</text:p>
          </table:table-cell>
          <table:table-cell table:formula="of:=[.B74]*100" office:value-type="float" office:value="27.4607843137255" calcext:value-type="float">
            <text:p>27.4607843137</text:p>
          </table:table-cell>
          <table:table-cell office:value-type="float" office:value="555" calcext:value-type="float">
            <text:p>555</text:p>
          </table:table-cell>
          <table:table-cell office:value-type="float" office:value="-48.722" calcext:value-type="float">
            <text:p>-48.72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279230769230769" calcext:value-type="float">
            <text:p>0.2792307692</text:p>
          </table:table-cell>
          <table:table-cell table:formula="of:=[.B75]*100" office:value-type="float" office:value="27.9230769230769" calcext:value-type="float">
            <text:p>27.9230769231</text:p>
          </table:table-cell>
          <table:table-cell office:value-type="float" office:value="555" calcext:value-type="float">
            <text:p>555</text:p>
          </table:table-cell>
          <table:table-cell office:value-type="float" office:value="25.556" calcext:value-type="float">
            <text:p>25.55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283867924528302" calcext:value-type="float">
            <text:p>0.2838679245</text:p>
          </table:table-cell>
          <table:table-cell table:formula="of:=[.B76]*100" office:value-type="float" office:value="28.3867924528302" calcext:value-type="float">
            <text:p>28.3867924528</text:p>
          </table:table-cell>
          <table:table-cell office:value-type="float" office:value="555" calcext:value-type="float">
            <text:p>555</text:p>
          </table:table-cell>
          <table:table-cell office:value-type="float" office:value="-102.33" calcext:value-type="float">
            <text:p>-102.3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288518518518518" calcext:value-type="float">
            <text:p>0.2885185185</text:p>
          </table:table-cell>
          <table:table-cell table:formula="of:=[.B77]*100" office:value-type="float" office:value="28.8518518518519" calcext:value-type="float">
            <text:p>28.8518518519</text:p>
          </table:table-cell>
          <table:table-cell office:value-type="float" office:value="555" calcext:value-type="float">
            <text:p>555</text:p>
          </table:table-cell>
          <table:table-cell office:value-type="float" office:value="-4.454" calcext:value-type="float">
            <text:p>-4.45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293181818181818" calcext:value-type="float">
            <text:p>0.2931818182</text:p>
          </table:table-cell>
          <table:table-cell table:formula="of:=[.B78]*100" office:value-type="float" office:value="29.3181818181818" calcext:value-type="float">
            <text:p>29.3181818182</text:p>
          </table:table-cell>
          <table:table-cell office:value-type="float" office:value="555" calcext:value-type="float">
            <text:p>555</text:p>
          </table:table-cell>
          <table:table-cell office:value-type="float" office:value="22.516" calcext:value-type="float">
            <text:p>22.51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97857142857143" calcext:value-type="float">
            <text:p>0.2978571429</text:p>
          </table:table-cell>
          <table:table-cell table:formula="of:=[.B79]*100" office:value-type="float" office:value="29.7857142857143" calcext:value-type="float">
            <text:p>29.7857142857</text:p>
          </table:table-cell>
          <table:table-cell office:value-type="float" office:value="555" calcext:value-type="float">
            <text:p>555</text:p>
          </table:table-cell>
          <table:table-cell office:value-type="float" office:value="10.674" calcext:value-type="float">
            <text:p>10.67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02543859649123" calcext:value-type="float">
            <text:p>0.3025438596</text:p>
          </table:table-cell>
          <table:table-cell table:formula="of:=[.B80]*100" office:value-type="float" office:value="30.2543859649123" calcext:value-type="float">
            <text:p>30.2543859649</text:p>
          </table:table-cell>
          <table:table-cell office:value-type="float" office:value="555" calcext:value-type="float">
            <text:p>555</text:p>
          </table:table-cell>
          <table:table-cell office:value-type="float" office:value="-14.582" calcext:value-type="float">
            <text:p>-14.58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07241379310345" calcext:value-type="float">
            <text:p>0.3072413793</text:p>
          </table:table-cell>
          <table:table-cell table:formula="of:=[.B81]*100" office:value-type="float" office:value="30.7241379310345" calcext:value-type="float">
            <text:p>30.724137931</text:p>
          </table:table-cell>
          <table:table-cell office:value-type="float" office:value="555" calcext:value-type="float">
            <text:p>555</text:p>
          </table:table-cell>
          <table:table-cell office:value-type="float" office:value="-62.662" calcext:value-type="float">
            <text:p>-62.66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11949152542373" calcext:value-type="float">
            <text:p>0.3119491525</text:p>
          </table:table-cell>
          <table:table-cell table:formula="of:=[.B82]*100" office:value-type="float" office:value="31.1949152542373" calcext:value-type="float">
            <text:p>31.1949152542</text:p>
          </table:table-cell>
          <table:table-cell office:value-type="float" office:value="555" calcext:value-type="float">
            <text:p>555</text:p>
          </table:table-cell>
          <table:table-cell office:value-type="float" office:value="-145.806" calcext:value-type="float">
            <text:p>-145.80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16666666666667" calcext:value-type="float">
            <text:p>0.3166666667</text:p>
          </table:table-cell>
          <table:table-cell table:formula="of:=[.B83]*100" office:value-type="float" office:value="31.6666666666667" calcext:value-type="float">
            <text:p>31.6666666667</text:p>
          </table:table-cell>
          <table:table-cell office:value-type="float" office:value="555" calcext:value-type="float">
            <text:p>555</text:p>
          </table:table-cell>
          <table:table-cell office:value-type="float" office:value="-83.07" calcext:value-type="float">
            <text:p>-83.0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21393442622951" calcext:value-type="float">
            <text:p>0.3213934426</text:p>
          </table:table-cell>
          <table:table-cell table:formula="of:=[.B84]*100" office:value-type="float" office:value="32.1393442622951" calcext:value-type="float">
            <text:p>32.1393442623</text:p>
          </table:table-cell>
          <table:table-cell office:value-type="float" office:value="555" calcext:value-type="float">
            <text:p>555</text:p>
          </table:table-cell>
          <table:table-cell office:value-type="float" office:value="34.614" calcext:value-type="float">
            <text:p>34.61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26129032258064" calcext:value-type="float">
            <text:p>0.3261290323</text:p>
          </table:table-cell>
          <table:table-cell table:formula="of:=[.B85]*100" office:value-type="float" office:value="32.6129032258064" calcext:value-type="float">
            <text:p>32.6129032258</text:p>
          </table:table-cell>
          <table:table-cell office:value-type="float" office:value="555" calcext:value-type="float">
            <text:p>555</text:p>
          </table:table-cell>
          <table:table-cell office:value-type="float" office:value="-77.166" calcext:value-type="float">
            <text:p>-77.16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30873015873016" calcext:value-type="float">
            <text:p>0.3308730159</text:p>
          </table:table-cell>
          <table:table-cell table:formula="of:=[.B86]*100" office:value-type="float" office:value="33.0873015873016" calcext:value-type="float">
            <text:p>33.0873015873</text:p>
          </table:table-cell>
          <table:table-cell office:value-type="float" office:value="555" calcext:value-type="float">
            <text:p>555</text:p>
          </table:table-cell>
          <table:table-cell office:value-type="float" office:value="-44.83" calcext:value-type="float">
            <text:p>-44.8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35625" calcext:value-type="float">
            <text:p>0.335625</text:p>
          </table:table-cell>
          <table:table-cell table:formula="of:=[.B87]*100" office:value-type="float" office:value="33.5625" calcext:value-type="float">
            <text:p>33.5625</text:p>
          </table:table-cell>
          <table:table-cell office:value-type="float" office:value="555" calcext:value-type="float">
            <text:p>555</text:p>
          </table:table-cell>
          <table:table-cell office:value-type="float" office:value="-1.506" calcext:value-type="float">
            <text:p>-1.50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40384615384615" calcext:value-type="float">
            <text:p>0.3403846154</text:p>
          </table:table-cell>
          <table:table-cell table:formula="of:=[.B88]*100" office:value-type="float" office:value="34.0384615384615" calcext:value-type="float">
            <text:p>34.0384615385</text:p>
          </table:table-cell>
          <table:table-cell office:value-type="float" office:value="555" calcext:value-type="float">
            <text:p>555</text:p>
          </table:table-cell>
          <table:table-cell office:value-type="float" office:value="-235.922" calcext:value-type="float">
            <text:p>-235.92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45151515151515" calcext:value-type="float">
            <text:p>0.3451515152</text:p>
          </table:table-cell>
          <table:table-cell table:formula="of:=[.B89]*100" office:value-type="float" office:value="34.5151515151515" calcext:value-type="float">
            <text:p>34.5151515152</text:p>
          </table:table-cell>
          <table:table-cell office:value-type="float" office:value="555" calcext:value-type="float">
            <text:p>555</text:p>
          </table:table-cell>
          <table:table-cell office:value-type="float" office:value="22.45" calcext:value-type="float">
            <text:p>22.4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49925373134328" calcext:value-type="float">
            <text:p>0.3499253731</text:p>
          </table:table-cell>
          <table:table-cell table:formula="of:=[.B90]*100" office:value-type="float" office:value="34.9925373134328" calcext:value-type="float">
            <text:p>34.9925373134</text:p>
          </table:table-cell>
          <table:table-cell office:value-type="float" office:value="555" calcext:value-type="float">
            <text:p>555</text:p>
          </table:table-cell>
          <table:table-cell office:value-type="float" office:value="-61.314" calcext:value-type="float">
            <text:p>-61.31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54705882352941" calcext:value-type="float">
            <text:p>0.3547058824</text:p>
          </table:table-cell>
          <table:table-cell table:formula="of:=[.B91]*100" office:value-type="float" office:value="35.4705882352941" calcext:value-type="float">
            <text:p>35.4705882353</text:p>
          </table:table-cell>
          <table:table-cell office:value-type="float" office:value="555" calcext:value-type="float">
            <text:p>555</text:p>
          </table:table-cell>
          <table:table-cell office:value-type="float" office:value="22.88" calcext:value-type="float">
            <text:p>22.8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59492753623188" calcext:value-type="float">
            <text:p>0.3594927536</text:p>
          </table:table-cell>
          <table:table-cell table:formula="of:=[.B92]*100" office:value-type="float" office:value="35.9492753623188" calcext:value-type="float">
            <text:p>35.9492753623</text:p>
          </table:table-cell>
          <table:table-cell office:value-type="float" office:value="555" calcext:value-type="float">
            <text:p>555</text:p>
          </table:table-cell>
          <table:table-cell office:value-type="float" office:value="14.938" calcext:value-type="float">
            <text:p>14.93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64285714285714" calcext:value-type="float">
            <text:p>0.3642857143</text:p>
          </table:table-cell>
          <table:table-cell table:formula="of:=[.B93]*100" office:value-type="float" office:value="36.4285714285714" calcext:value-type="float">
            <text:p>36.4285714286</text:p>
          </table:table-cell>
          <table:table-cell office:value-type="float" office:value="555" calcext:value-type="float">
            <text:p>555</text:p>
          </table:table-cell>
          <table:table-cell office:value-type="float" office:value="-6.094" calcext:value-type="float">
            <text:p>-6.09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69084507042253" calcext:value-type="float">
            <text:p>0.369084507</text:p>
          </table:table-cell>
          <table:table-cell table:formula="of:=[.B94]*100" office:value-type="float" office:value="36.9084507042253" calcext:value-type="float">
            <text:p>36.9084507042</text:p>
          </table:table-cell>
          <table:table-cell office:value-type="float" office:value="555" calcext:value-type="float">
            <text:p>555</text:p>
          </table:table-cell>
          <table:table-cell office:value-type="float" office:value="-47.462" calcext:value-type="float">
            <text:p>-47.46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73888888888889" calcext:value-type="float">
            <text:p>0.3738888889</text:p>
          </table:table-cell>
          <table:table-cell table:formula="of:=[.B95]*100" office:value-type="float" office:value="37.3888888888889" calcext:value-type="float">
            <text:p>37.3888888889</text:p>
          </table:table-cell>
          <table:table-cell office:value-type="float" office:value="555" calcext:value-type="float">
            <text:p>555</text:p>
          </table:table-cell>
          <table:table-cell office:value-type="float" office:value="25.026" calcext:value-type="float">
            <text:p>25.02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78698630136986" calcext:value-type="float">
            <text:p>0.3786986301</text:p>
          </table:table-cell>
          <table:table-cell table:formula="of:=[.B96]*100" office:value-type="float" office:value="37.8698630136986" calcext:value-type="float">
            <text:p>37.8698630137</text:p>
          </table:table-cell>
          <table:table-cell office:value-type="float" office:value="555" calcext:value-type="float">
            <text:p>555</text:p>
          </table:table-cell>
          <table:table-cell office:value-type="float" office:value="23.206" calcext:value-type="float">
            <text:p>23.20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83513513513513" calcext:value-type="float">
            <text:p>0.3835135135</text:p>
          </table:table-cell>
          <table:table-cell table:formula="of:=[.B97]*100" office:value-type="float" office:value="38.3513513513513" calcext:value-type="float">
            <text:p>38.3513513514</text:p>
          </table:table-cell>
          <table:table-cell office:value-type="float" office:value="555" calcext:value-type="float">
            <text:p>555</text:p>
          </table:table-cell>
          <table:table-cell office:value-type="float" office:value="-41.202" calcext:value-type="float">
            <text:p>-41.20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88333333333333" calcext:value-type="float">
            <text:p>0.3883333333</text:p>
          </table:table-cell>
          <table:table-cell table:formula="of:=[.B98]*100" office:value-type="float" office:value="38.8333333333333" calcext:value-type="float">
            <text:p>38.8333333333</text:p>
          </table:table-cell>
          <table:table-cell office:value-type="float" office:value="555" calcext:value-type="float">
            <text:p>555</text:p>
          </table:table-cell>
          <table:table-cell office:value-type="float" office:value="13.808" calcext:value-type="float">
            <text:p>13.80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93157894736842" calcext:value-type="float">
            <text:p>0.3931578947</text:p>
          </table:table-cell>
          <table:table-cell table:formula="of:=[.B99]*100" office:value-type="float" office:value="39.3157894736842" calcext:value-type="float">
            <text:p>39.3157894737</text:p>
          </table:table-cell>
          <table:table-cell office:value-type="float" office:value="555" calcext:value-type="float">
            <text:p>555</text:p>
          </table:table-cell>
          <table:table-cell office:value-type="float" office:value="-170.044" calcext:value-type="float">
            <text:p>-170.04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97987012987013" calcext:value-type="float">
            <text:p>0.397987013</text:p>
          </table:table-cell>
          <table:table-cell table:formula="of:=[.B100]*100" office:value-type="float" office:value="39.7987012987013" calcext:value-type="float">
            <text:p>39.7987012987</text:p>
          </table:table-cell>
          <table:table-cell office:value-type="float" office:value="555" calcext:value-type="float">
            <text:p>555</text:p>
          </table:table-cell>
          <table:table-cell office:value-type="float" office:value="-29.582" calcext:value-type="float">
            <text:p>-29.58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402820512820513" calcext:value-type="float">
            <text:p>0.4028205128</text:p>
          </table:table-cell>
          <table:table-cell table:formula="of:=[.B101]*100" office:value-type="float" office:value="40.2820512820513" calcext:value-type="float">
            <text:p>40.2820512821</text:p>
          </table:table-cell>
          <table:table-cell office:value-type="float" office:value="555" calcext:value-type="float">
            <text:p>555</text:p>
          </table:table-cell>
          <table:table-cell office:value-type="float" office:value="9.788" calcext:value-type="float">
            <text:p>9.78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07658227848101" calcext:value-type="float">
            <text:p>0.4076582278</text:p>
          </table:table-cell>
          <table:table-cell table:formula="of:=[.B102]*100" office:value-type="float" office:value="40.7658227848101" calcext:value-type="float">
            <text:p>40.7658227848</text:p>
          </table:table-cell>
          <table:table-cell office:value-type="float" office:value="555" calcext:value-type="float">
            <text:p>555</text:p>
          </table:table-cell>
          <table:table-cell office:value-type="float" office:value="22.574" calcext:value-type="float">
            <text:p>22.57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125" calcext:value-type="float">
            <text:p>0.4125</text:p>
          </table:table-cell>
          <table:table-cell table:formula="of:=[.B103]*100" office:value-type="float" office:value="41.25" calcext:value-type="float">
            <text:p>41.25</text:p>
          </table:table-cell>
          <table:table-cell office:value-type="float" office:value="555" calcext:value-type="float">
            <text:p>555</text:p>
          </table:table-cell>
          <table:table-cell office:value-type="float" office:value="20.136" calcext:value-type="float">
            <text:p>20.13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417345679012346" calcext:value-type="float">
            <text:p>0.417345679</text:p>
          </table:table-cell>
          <table:table-cell table:formula="of:=[.B104]*100" office:value-type="float" office:value="41.7345679012346" calcext:value-type="float">
            <text:p>41.7345679012</text:p>
          </table:table-cell>
          <table:table-cell office:value-type="float" office:value="555" calcext:value-type="float">
            <text:p>555</text:p>
          </table:table-cell>
          <table:table-cell office:value-type="float" office:value="15.408" calcext:value-type="float">
            <text:p>15.40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42219512195122" calcext:value-type="float">
            <text:p>0.422195122</text:p>
          </table:table-cell>
          <table:table-cell table:formula="of:=[.B105]*100" office:value-type="float" office:value="42.219512195122" calcext:value-type="float">
            <text:p>42.2195121951</text:p>
          </table:table-cell>
          <table:table-cell office:value-type="float" office:value="555" calcext:value-type="float">
            <text:p>555</text:p>
          </table:table-cell>
          <table:table-cell office:value-type="float" office:value="9.408" calcext:value-type="float">
            <text:p>9.40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427048192771084" calcext:value-type="float">
            <text:p>0.4270481928</text:p>
          </table:table-cell>
          <table:table-cell table:formula="of:=[.B106]*100" office:value-type="float" office:value="42.7048192771084" calcext:value-type="float">
            <text:p>42.7048192771</text:p>
          </table:table-cell>
          <table:table-cell office:value-type="float" office:value="555" calcext:value-type="float">
            <text:p>555</text:p>
          </table:table-cell>
          <table:table-cell office:value-type="float" office:value="21.9" calcext:value-type="float">
            <text:p>21.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431904761904762" calcext:value-type="float">
            <text:p>0.4319047619</text:p>
          </table:table-cell>
          <table:table-cell table:formula="of:=[.B107]*100" office:value-type="float" office:value="43.1904761904762" calcext:value-type="float">
            <text:p>43.1904761905</text:p>
          </table:table-cell>
          <table:table-cell office:value-type="float" office:value="555" calcext:value-type="float">
            <text:p>555</text:p>
          </table:table-cell>
          <table:table-cell office:value-type="float" office:value="-14.586" calcext:value-type="float">
            <text:p>-14.58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436764705882353" calcext:value-type="float">
            <text:p>0.4367647059</text:p>
          </table:table-cell>
          <table:table-cell table:formula="of:=[.B108]*100" office:value-type="float" office:value="43.6764705882353" calcext:value-type="float">
            <text:p>43.6764705882</text:p>
          </table:table-cell>
          <table:table-cell office:value-type="float" office:value="555" calcext:value-type="float">
            <text:p>555</text:p>
          </table:table-cell>
          <table:table-cell office:value-type="float" office:value="-44.158" calcext:value-type="float">
            <text:p>-44.15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441627906976744" calcext:value-type="float">
            <text:p>0.441627907</text:p>
          </table:table-cell>
          <table:table-cell table:formula="of:=[.B109]*100" office:value-type="float" office:value="44.1627906976744" calcext:value-type="float">
            <text:p>44.1627906977</text:p>
          </table:table-cell>
          <table:table-cell office:value-type="float" office:value="555" calcext:value-type="float">
            <text:p>555</text:p>
          </table:table-cell>
          <table:table-cell office:value-type="float" office:value="-18.56" calcext:value-type="float">
            <text:p>-18.5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446494252873563" calcext:value-type="float">
            <text:p>0.4464942529</text:p>
          </table:table-cell>
          <table:table-cell table:formula="of:=[.B110]*100" office:value-type="float" office:value="44.6494252873563" calcext:value-type="float">
            <text:p>44.6494252874</text:p>
          </table:table-cell>
          <table:table-cell office:value-type="float" office:value="555" calcext:value-type="float">
            <text:p>555</text:p>
          </table:table-cell>
          <table:table-cell office:value-type="float" office:value="-531.586" calcext:value-type="float">
            <text:p>-531.5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451363636363636" calcext:value-type="float">
            <text:p>0.4513636364</text:p>
          </table:table-cell>
          <table:table-cell table:formula="of:=[.B111]*100" office:value-type="float" office:value="45.1363636363636" calcext:value-type="float">
            <text:p>45.1363636364</text:p>
          </table:table-cell>
          <table:table-cell office:value-type="float" office:value="555" calcext:value-type="float">
            <text:p>555</text:p>
          </table:table-cell>
          <table:table-cell office:value-type="float" office:value="2.906" calcext:value-type="float">
            <text:p>2.90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45623595505618" calcext:value-type="float">
            <text:p>0.4562359551</text:p>
          </table:table-cell>
          <table:table-cell table:formula="of:=[.B112]*100" office:value-type="float" office:value="45.623595505618" calcext:value-type="float">
            <text:p>45.6235955056</text:p>
          </table:table-cell>
          <table:table-cell office:value-type="float" office:value="555" calcext:value-type="float">
            <text:p>555</text:p>
          </table:table-cell>
          <table:table-cell office:value-type="float" office:value="-10.994" calcext:value-type="float">
            <text:p>-10.99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461111111111111" calcext:value-type="float">
            <text:p>0.4611111111</text:p>
          </table:table-cell>
          <table:table-cell table:formula="of:=[.B113]*100" office:value-type="float" office:value="46.1111111111111" calcext:value-type="float">
            <text:p>46.1111111111</text:p>
          </table:table-cell>
          <table:table-cell office:value-type="float" office:value="555" calcext:value-type="float">
            <text:p>555</text:p>
          </table:table-cell>
          <table:table-cell office:value-type="float" office:value="-25.768" calcext:value-type="float">
            <text:p>-25.7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465989010989011" calcext:value-type="float">
            <text:p>0.465989011</text:p>
          </table:table-cell>
          <table:table-cell table:formula="of:=[.B114]*100" office:value-type="float" office:value="46.5989010989011" calcext:value-type="float">
            <text:p>46.5989010989</text:p>
          </table:table-cell>
          <table:table-cell office:value-type="float" office:value="555" calcext:value-type="float">
            <text:p>555</text:p>
          </table:table-cell>
          <table:table-cell office:value-type="float" office:value="-21.966" calcext:value-type="float">
            <text:p>-21.96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470869565217391" calcext:value-type="float">
            <text:p>0.4708695652</text:p>
          </table:table-cell>
          <table:table-cell table:formula="of:=[.B115]*100" office:value-type="float" office:value="47.0869565217391" calcext:value-type="float">
            <text:p>47.0869565217</text:p>
          </table:table-cell>
          <table:table-cell office:value-type="float" office:value="555" calcext:value-type="float">
            <text:p>555</text:p>
          </table:table-cell>
          <table:table-cell office:value-type="float" office:value="-484.416" calcext:value-type="float">
            <text:p>-484.41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475752688172043" calcext:value-type="float">
            <text:p>0.4757526882</text:p>
          </table:table-cell>
          <table:table-cell table:formula="of:=[.B116]*100" office:value-type="float" office:value="47.5752688172043" calcext:value-type="float">
            <text:p>47.5752688172</text:p>
          </table:table-cell>
          <table:table-cell office:value-type="float" office:value="555" calcext:value-type="float">
            <text:p>555</text:p>
          </table:table-cell>
          <table:table-cell office:value-type="float" office:value="-169.172" calcext:value-type="float">
            <text:p>-169.17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48063829787234" calcext:value-type="float">
            <text:p>0.4806382979</text:p>
          </table:table-cell>
          <table:table-cell table:formula="of:=[.B117]*100" office:value-type="float" office:value="48.063829787234" calcext:value-type="float">
            <text:p>48.0638297872</text:p>
          </table:table-cell>
          <table:table-cell office:value-type="float" office:value="555" calcext:value-type="float">
            <text:p>555</text:p>
          </table:table-cell>
          <table:table-cell office:value-type="float" office:value="-321.92" calcext:value-type="float">
            <text:p>-321.9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485526315789474" calcext:value-type="float">
            <text:p>0.4855263158</text:p>
          </table:table-cell>
          <table:table-cell table:formula="of:=[.B118]*100" office:value-type="float" office:value="48.5526315789474" calcext:value-type="float">
            <text:p>48.5526315789</text:p>
          </table:table-cell>
          <table:table-cell office:value-type="float" office:value="555" calcext:value-type="float">
            <text:p>555</text:p>
          </table:table-cell>
          <table:table-cell office:value-type="float" office:value="-203.87" calcext:value-type="float">
            <text:p>-203.8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490416666666667" calcext:value-type="float">
            <text:p>0.4904166667</text:p>
          </table:table-cell>
          <table:table-cell table:formula="of:=[.B119]*100" office:value-type="float" office:value="49.0416666666667" calcext:value-type="float">
            <text:p>49.0416666667</text:p>
          </table:table-cell>
          <table:table-cell office:value-type="float" office:value="555" calcext:value-type="float">
            <text:p>555</text:p>
          </table:table-cell>
          <table:table-cell office:value-type="float" office:value="24.962" calcext:value-type="float">
            <text:p>24.96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495309278350516" calcext:value-type="float">
            <text:p>0.4953092784</text:p>
          </table:table-cell>
          <table:table-cell table:formula="of:=[.B120]*100" office:value-type="float" office:value="49.5309278350516" calcext:value-type="float">
            <text:p>49.5309278351</text:p>
          </table:table-cell>
          <table:table-cell office:value-type="float" office:value="555" calcext:value-type="float">
            <text:p>555</text:p>
          </table:table-cell>
          <table:table-cell office:value-type="float" office:value="2.726" calcext:value-type="float">
            <text:p>2.72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500204081632653" calcext:value-type="float">
            <text:p>0.5002040816</text:p>
          </table:table-cell>
          <table:table-cell table:formula="of:=[.B121]*100" office:value-type="float" office:value="50.0204081632653" calcext:value-type="float">
            <text:p>50.0204081633</text:p>
          </table:table-cell>
          <table:table-cell office:value-type="float" office:value="555" calcext:value-type="float">
            <text:p>555</text:p>
          </table:table-cell>
          <table:table-cell office:value-type="float" office:value="4.74" calcext:value-type="float">
            <text:p>4.7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0510101010101" calcext:value-type="float">
            <text:p>0.5051010101</text:p>
          </table:table-cell>
          <table:table-cell table:formula="of:=[.B122]*100" office:value-type="float" office:value="50.510101010101" calcext:value-type="float">
            <text:p>50.5101010101</text:p>
          </table:table-cell>
          <table:table-cell office:value-type="float" office:value="555" calcext:value-type="float">
            <text:p>555</text:p>
          </table:table-cell>
          <table:table-cell office:value-type="float" office:value="-46.144" calcext:value-type="float">
            <text:p>-46.144</text:p>
          </table:table-cell>
          <table:table-cell office:value-type="float" office:value="99" calcext:value-type="float">
            <text:p>99</text:p>
          </table:table-cell>
        </table:table-row>
      </table:table>
      <table:table table:name="Sheet2" table:style-name="ta1">
        <table:shapes>
          <draw:frame draw:z-index="0" draw:style-name="gr1" draw:text-style-name="P1" svg:width="30.325cm" svg:height="14.475cm" svg:x="0.419cm" svg:y="1.781cm">
            <draw:object draw:notify-on-update-of-ranges="Sheet1.C1:Sheet1.C1 Sheet1.C2:Sheet1.C122 Sheet1.D1:Sheet1.D1 Sheet1.D2:Sheet1.D122 Sheet1.E1:Sheet1.E1 Sheet1.E2:Sheet1.E122 Sheet1.F1:Sheet1.F1 Sheet1.F2:Sheet1.F1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row table:style-name="ro1">
          <table:table-cell office:value-type="string" calcext:value-type="string">
            <text:p>UPDATED EXPRESSION SELEC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3T12:07:52.454000000</dc:date>
    <meta:generator>LibreOffice/4.2.6.3$Windows_x86 LibreOffice_project/3fd416d4c6db7d3204c17ce57a1d70f6e531ee21</meta:generator>
    <meta:editing-duration>P0D</meta:editing-duration>
    <meta:editing-cycles>1</meta:editing-cycles>
    <meta:document-statistic meta:table-count="2" meta:cell-count="7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326cm" svg:height="14.476cm" xlink:href=".." xlink:type="simple" chart:class="chart:line" chart:style-name="ch1">
        <chart:legend chart:legend-position="end" svg:x="26.521cm" svg:y="6.192cm" style:legend-expansion="high" chart:style-name="ch2"/>
        <chart:plot-area chart:style-name="ch3" table:cell-range-address="Sheet1.C1:Sheet1.F122" chart:data-source-has-labels="row" svg:x="1.056cm" svg:y="1.291cm" svg:width="24.253cm" svg:height="12.476cm">
          <chartooo:coordinate-region svg:x="1.968cm" svg:y="1.49cm" svg:width="23.2cm" svg:height="12.0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22" chart:label-cell-address="Sheet1.C1:Sheet1.C1" chart:class="chart:line">
            <chart:data-point chart:repeated="121"/>
          </chart:series>
          <chart:series chart:style-name="ch7" chart:values-cell-range-address="Sheet1.D2:Sheet1.D122" chart:label-cell-address="Sheet1.D1:Sheet1.D1" chart:class="chart:line">
            <chart:data-point chart:repeated="121"/>
          </chart:series>
          <chart:series chart:style-name="ch8" chart:values-cell-range-address="Sheet1.E2:Sheet1.E122" chart:label-cell-address="Sheet1.E1:Sheet1.E1" chart:class="chart:line">
            <chart:data-point chart:repeated="121"/>
          </chart:series>
          <chart:series chart:style-name="ch9" chart:values-cell-range-address="Sheet1.F2:Sheet1.F122" chart:label-cell-address="Sheet1.F1:Sheet1.F1" chart:class="chart:line">
            <chart:data-point chart:repeated="1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tation x 10</text:p>
                <draw:g>
                  <svg:desc>Sheet1.C1:Sheet1.C1</svg:desc>
                </draw:g>
              </table:table-cell>
              <table:table-cell office:value-type="string">
                <text:p>Best Fitness</text:p>
                <draw:g>
                  <svg:desc>Sheet1.D1:Sheet1.D1</svg:desc>
                </draw:g>
              </table:table-cell>
              <table:table-cell office:value-type="string">
                <text:p>Average Fitness</text:p>
                <draw:g>
                  <svg:desc>Sheet1.E1:Sheet1.E1</svg:desc>
                </draw:g>
              </table:table-cell>
              <table:table-cell office:value-type="string">
                <text:p>Plateau Length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.5">
                <text:p>100.5</text:p>
                <draw:g>
                  <svg:desc>Sheet1.C2:Sheet1.C122</svg:desc>
                </draw:g>
              </table:table-cell>
              <table:table-cell office:value-type="float" office:value="549">
                <text:p>549</text:p>
                <draw:g>
                  <svg:desc>Sheet1.D2:Sheet1.D122</svg:desc>
                </draw:g>
              </table:table-cell>
              <table:table-cell office:value-type="float" office:value="-73.794">
                <text:p>-73.794</text:p>
                <draw:g>
                  <svg:desc>Sheet1.E2:Sheet1.E122</svg:desc>
                </draw:g>
              </table:table-cell>
              <table:table-cell office:value-type="float" office:value="1">
                <text:p>1</text:p>
                <draw:g>
                  <svg:desc>Sheet1.F2:Sheet1.F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.5">
                <text:p>100.5</text:p>
              </table:table-cell>
              <table:table-cell office:value-type="float" office:value="549">
                <text:p>549</text:p>
              </table:table-cell>
              <table:table-cell office:value-type="float" office:value="10.324">
                <text:p>10.3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549">
                <text:p>549</text:p>
              </table:table-cell>
              <table:table-cell office:value-type="float" office:value="-47.008">
                <text:p>-47.0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.8333333333333">
                <text:p>34.8333333333333</text:p>
              </table:table-cell>
              <table:table-cell office:value-type="float" office:value="554">
                <text:p>554</text:p>
              </table:table-cell>
              <table:table-cell office:value-type="float" office:value="18.988">
                <text:p>18.9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.5">
                <text:p>100.5</text:p>
              </table:table-cell>
              <table:table-cell office:value-type="float" office:value="554">
                <text:p>554</text:p>
              </table:table-cell>
              <table:table-cell office:value-type="float" office:value="6.374">
                <text:p>6.3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">
                <text:p>51</text:p>
              </table:table-cell>
              <table:table-cell office:value-type="float" office:value="554">
                <text:p>554</text:p>
              </table:table-cell>
              <table:table-cell office:value-type="float" office:value="-124.57">
                <text:p>-124.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8333333333333">
                <text:p>34.8333333333333</text:p>
              </table:table-cell>
              <table:table-cell office:value-type="float" office:value="554">
                <text:p>554</text:p>
              </table:table-cell>
              <table:table-cell office:value-type="float" office:value="-127.002">
                <text:p>-127.0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554">
                <text:p>554</text:p>
              </table:table-cell>
              <table:table-cell office:value-type="float" office:value="-12.428">
                <text:p>-12.4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.5">
                <text:p>22.5</text:p>
              </table:table-cell>
              <table:table-cell office:value-type="float" office:value="554">
                <text:p>554</text:p>
              </table:table-cell>
              <table:table-cell office:value-type="float" office:value="-34.532">
                <text:p>-34.5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554">
                <text:p>554</text:p>
              </table:table-cell>
              <table:table-cell office:value-type="float" office:value="19.802">
                <text:p>19.8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.7857142857143">
                <text:p>17.7857142857143</text:p>
              </table:table-cell>
              <table:table-cell office:value-type="float" office:value="554">
                <text:p>554</text:p>
              </table:table-cell>
              <table:table-cell office:value-type="float" office:value="28.548">
                <text:p>28.5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5">
                <text:p>16.5</text:p>
              </table:table-cell>
              <table:table-cell office:value-type="float" office:value="554">
                <text:p>554</text:p>
              </table:table-cell>
              <table:table-cell office:value-type="float" office:value="20.032">
                <text:p>20.0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6111111111111">
                <text:p>15.6111111111111</text:p>
              </table:table-cell>
              <table:table-cell office:value-type="float" office:value="554">
                <text:p>554</text:p>
              </table:table-cell>
              <table:table-cell office:value-type="float" office:value="-83.028">
                <text:p>-83.0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554">
                <text:p>554</text:p>
              </table:table-cell>
              <table:table-cell office:value-type="float" office:value="-129.59">
                <text:p>-129.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5909090909091">
                <text:p>14.5909090909091</text:p>
              </table:table-cell>
              <table:table-cell office:value-type="float" office:value="554">
                <text:p>554</text:p>
              </table:table-cell>
              <table:table-cell office:value-type="float" office:value="32.168">
                <text:p>32.1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554">
                <text:p>554</text:p>
              </table:table-cell>
              <table:table-cell office:value-type="float" office:value="45.756">
                <text:p>45.7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1923076923077">
                <text:p>14.1923076923077</text:p>
              </table:table-cell>
              <table:table-cell office:value-type="float" office:value="554">
                <text:p>554</text:p>
              </table:table-cell>
              <table:table-cell office:value-type="float" office:value="-38.992">
                <text:p>-38.99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1428571428571">
                <text:p>14.1428571428571</text:p>
              </table:table-cell>
              <table:table-cell office:value-type="float" office:value="554">
                <text:p>554</text:p>
              </table:table-cell>
              <table:table-cell office:value-type="float" office:value="-13.81">
                <text:p>-13.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1666666666667">
                <text:p>14.1666666666667</text:p>
              </table:table-cell>
              <table:table-cell office:value-type="float" office:value="554">
                <text:p>554</text:p>
              </table:table-cell>
              <table:table-cell office:value-type="float" office:value="-226.044">
                <text:p>-226.0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25">
                <text:p>14.25</text:p>
              </table:table-cell>
              <table:table-cell office:value-type="float" office:value="554">
                <text:p>554</text:p>
              </table:table-cell>
              <table:table-cell office:value-type="float" office:value="43.128">
                <text:p>43.1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.3823529411765">
                <text:p>14.3823529411765</text:p>
              </table:table-cell>
              <table:table-cell office:value-type="float" office:value="554">
                <text:p>554</text:p>
              </table:table-cell>
              <table:table-cell office:value-type="float" office:value="-70.6">
                <text:p>-70.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.5555555555556">
                <text:p>14.5555555555556</text:p>
              </table:table-cell>
              <table:table-cell office:value-type="float" office:value="555">
                <text:p>555</text:p>
              </table:table-cell>
              <table:table-cell office:value-type="float" office:value="-132.352">
                <text:p>-132.3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.5">
                <text:p>100.5</text:p>
              </table:table-cell>
              <table:table-cell office:value-type="float" office:value="555">
                <text:p>555</text:p>
              </table:table-cell>
              <table:table-cell office:value-type="float" office:value="56.118">
                <text:p>56.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">
                <text:p>51</text:p>
              </table:table-cell>
              <table:table-cell office:value-type="float" office:value="555">
                <text:p>555</text:p>
              </table:table-cell>
              <table:table-cell office:value-type="float" office:value="-12.374">
                <text:p>-12.3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.8333333333333">
                <text:p>34.8333333333333</text:p>
              </table:table-cell>
              <table:table-cell office:value-type="float" office:value="555">
                <text:p>555</text:p>
              </table:table-cell>
              <table:table-cell office:value-type="float" office:value="-98.55">
                <text:p>-98.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555">
                <text:p>555</text:p>
              </table:table-cell>
              <table:table-cell office:value-type="float" office:value="-18.6">
                <text:p>-18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.5">
                <text:p>22.5</text:p>
              </table:table-cell>
              <table:table-cell office:value-type="float" office:value="555">
                <text:p>555</text:p>
              </table:table-cell>
              <table:table-cell office:value-type="float" office:value="-0.21">
                <text:p>-0.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555">
                <text:p>555</text:p>
              </table:table-cell>
              <table:table-cell office:value-type="float" office:value="22.26">
                <text:p>22.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.7857142857143">
                <text:p>17.7857142857143</text:p>
              </table:table-cell>
              <table:table-cell office:value-type="float" office:value="555">
                <text:p>555</text:p>
              </table:table-cell>
              <table:table-cell office:value-type="float" office:value="-10.468">
                <text:p>-10.4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5">
                <text:p>16.5</text:p>
              </table:table-cell>
              <table:table-cell office:value-type="float" office:value="555">
                <text:p>555</text:p>
              </table:table-cell>
              <table:table-cell office:value-type="float" office:value="-13.492">
                <text:p>-13.4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6111111111111">
                <text:p>15.6111111111111</text:p>
              </table:table-cell>
              <table:table-cell office:value-type="float" office:value="555">
                <text:p>555</text:p>
              </table:table-cell>
              <table:table-cell office:value-type="float" office:value="-12.138">
                <text:p>-12.1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">
                <text:p>15</text:p>
              </table:table-cell>
              <table:table-cell office:value-type="float" office:value="555">
                <text:p>555</text:p>
              </table:table-cell>
              <table:table-cell office:value-type="float" office:value="-71.998">
                <text:p>-71.99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.5909090909091">
                <text:p>14.5909090909091</text:p>
              </table:table-cell>
              <table:table-cell office:value-type="float" office:value="555">
                <text:p>555</text:p>
              </table:table-cell>
              <table:table-cell office:value-type="float" office:value="25.482">
                <text:p>25.4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555">
                <text:p>555</text:p>
              </table:table-cell>
              <table:table-cell office:value-type="float" office:value="40.27">
                <text:p>40.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.1923076923077">
                <text:p>14.1923076923077</text:p>
              </table:table-cell>
              <table:table-cell office:value-type="float" office:value="555">
                <text:p>555</text:p>
              </table:table-cell>
              <table:table-cell office:value-type="float" office:value="-15.532">
                <text:p>-15.5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.1428571428571">
                <text:p>14.1428571428571</text:p>
              </table:table-cell>
              <table:table-cell office:value-type="float" office:value="555">
                <text:p>555</text:p>
              </table:table-cell>
              <table:table-cell office:value-type="float" office:value="4.064">
                <text:p>4.0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.1666666666667">
                <text:p>14.1666666666667</text:p>
              </table:table-cell>
              <table:table-cell office:value-type="float" office:value="555">
                <text:p>555</text:p>
              </table:table-cell>
              <table:table-cell office:value-type="float" office:value="60.112">
                <text:p>60.1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.25">
                <text:p>14.25</text:p>
              </table:table-cell>
              <table:table-cell office:value-type="float" office:value="555">
                <text:p>555</text:p>
              </table:table-cell>
              <table:table-cell office:value-type="float" office:value="-68.82">
                <text:p>-68.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.3823529411765">
                <text:p>14.3823529411765</text:p>
              </table:table-cell>
              <table:table-cell office:value-type="float" office:value="555">
                <text:p>555</text:p>
              </table:table-cell>
              <table:table-cell office:value-type="float" office:value="72.856">
                <text:p>72.8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.5555555555556">
                <text:p>14.5555555555556</text:p>
              </table:table-cell>
              <table:table-cell office:value-type="float" office:value="555">
                <text:p>555</text:p>
              </table:table-cell>
              <table:table-cell office:value-type="float" office:value="8.084">
                <text:p>8.0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.7631578947368">
                <text:p>14.7631578947368</text:p>
              </table:table-cell>
              <table:table-cell office:value-type="float" office:value="555">
                <text:p>555</text:p>
              </table:table-cell>
              <table:table-cell office:value-type="float" office:value="76.342">
                <text:p>76.34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">
                <text:p>15</text:p>
              </table:table-cell>
              <table:table-cell office:value-type="float" office:value="555">
                <text:p>555</text:p>
              </table:table-cell>
              <table:table-cell office:value-type="float" office:value="104.728">
                <text:p>104.7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.2619047619048">
                <text:p>15.2619047619048</text:p>
              </table:table-cell>
              <table:table-cell office:value-type="float" office:value="555">
                <text:p>555</text:p>
              </table:table-cell>
              <table:table-cell office:value-type="float" office:value="100.174">
                <text:p>100.1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.5454545454546">
                <text:p>15.5454545454546</text:p>
              </table:table-cell>
              <table:table-cell office:value-type="float" office:value="555">
                <text:p>555</text:p>
              </table:table-cell>
              <table:table-cell office:value-type="float" office:value="47.268">
                <text:p>47.2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8478260869565">
                <text:p>15.8478260869565</text:p>
              </table:table-cell>
              <table:table-cell office:value-type="float" office:value="555">
                <text:p>555</text:p>
              </table:table-cell>
              <table:table-cell office:value-type="float" office:value="97.356">
                <text:p>97.35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.1666666666667">
                <text:p>16.1666666666667</text:p>
              </table:table-cell>
              <table:table-cell office:value-type="float" office:value="555">
                <text:p>555</text:p>
              </table:table-cell>
              <table:table-cell office:value-type="float" office:value="30.432">
                <text:p>30.4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5">
                <text:p>16.5</text:p>
              </table:table-cell>
              <table:table-cell office:value-type="float" office:value="555">
                <text:p>555</text:p>
              </table:table-cell>
              <table:table-cell office:value-type="float" office:value="27.668">
                <text:p>27.6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8461538461539">
                <text:p>16.8461538461539</text:p>
              </table:table-cell>
              <table:table-cell office:value-type="float" office:value="555">
                <text:p>555</text:p>
              </table:table-cell>
              <table:table-cell office:value-type="float" office:value="73.114">
                <text:p>73.1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2037037037037">
                <text:p>17.2037037037037</text:p>
              </table:table-cell>
              <table:table-cell office:value-type="float" office:value="555">
                <text:p>555</text:p>
              </table:table-cell>
              <table:table-cell office:value-type="float" office:value="102.2">
                <text:p>102.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5714285714286">
                <text:p>17.5714285714286</text:p>
              </table:table-cell>
              <table:table-cell office:value-type="float" office:value="555">
                <text:p>555</text:p>
              </table:table-cell>
              <table:table-cell office:value-type="float" office:value="77.242">
                <text:p>77.24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948275862069">
                <text:p>17.948275862069</text:p>
              </table:table-cell>
              <table:table-cell office:value-type="float" office:value="555">
                <text:p>555</text:p>
              </table:table-cell>
              <table:table-cell office:value-type="float" office:value="59.606">
                <text:p>59.60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.3333333333333">
                <text:p>18.3333333333333</text:p>
              </table:table-cell>
              <table:table-cell office:value-type="float" office:value="555">
                <text:p>555</text:p>
              </table:table-cell>
              <table:table-cell office:value-type="float" office:value="97.412">
                <text:p>97.4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.7258064516129">
                <text:p>18.7258064516129</text:p>
              </table:table-cell>
              <table:table-cell office:value-type="float" office:value="555">
                <text:p>555</text:p>
              </table:table-cell>
              <table:table-cell office:value-type="float" office:value="23.02">
                <text:p>23.0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.125">
                <text:p>19.125</text:p>
              </table:table-cell>
              <table:table-cell office:value-type="float" office:value="555">
                <text:p>555</text:p>
              </table:table-cell>
              <table:table-cell office:value-type="float" office:value="123.336">
                <text:p>123.3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.530303030303">
                <text:p>19.530303030303</text:p>
              </table:table-cell>
              <table:table-cell office:value-type="float" office:value="555">
                <text:p>555</text:p>
              </table:table-cell>
              <table:table-cell office:value-type="float" office:value="56.304">
                <text:p>56.3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.9411764705882">
                <text:p>19.9411764705882</text:p>
              </table:table-cell>
              <table:table-cell office:value-type="float" office:value="555">
                <text:p>555</text:p>
              </table:table-cell>
              <table:table-cell office:value-type="float" office:value="88.64">
                <text:p>88.6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.3571428571429">
                <text:p>20.3571428571429</text:p>
              </table:table-cell>
              <table:table-cell office:value-type="float" office:value="555">
                <text:p>555</text:p>
              </table:table-cell>
              <table:table-cell office:value-type="float" office:value="90.574">
                <text:p>90.57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.7777777777778">
                <text:p>20.7777777777778</text:p>
              </table:table-cell>
              <table:table-cell office:value-type="float" office:value="555">
                <text:p>555</text:p>
              </table:table-cell>
              <table:table-cell office:value-type="float" office:value="-67">
                <text:p>-6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.2027027027027">
                <text:p>21.2027027027027</text:p>
              </table:table-cell>
              <table:table-cell office:value-type="float" office:value="555">
                <text:p>555</text:p>
              </table:table-cell>
              <table:table-cell office:value-type="float" office:value="16.978">
                <text:p>16.97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.6315789473684">
                <text:p>21.6315789473684</text:p>
              </table:table-cell>
              <table:table-cell office:value-type="float" office:value="555">
                <text:p>555</text:p>
              </table:table-cell>
              <table:table-cell office:value-type="float" office:value="68.538">
                <text:p>68.5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.0641025641026">
                <text:p>22.0641025641026</text:p>
              </table:table-cell>
              <table:table-cell office:value-type="float" office:value="555">
                <text:p>555</text:p>
              </table:table-cell>
              <table:table-cell office:value-type="float" office:value="72.5">
                <text:p>72.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.5">
                <text:p>22.5</text:p>
              </table:table-cell>
              <table:table-cell office:value-type="float" office:value="555">
                <text:p>555</text:p>
              </table:table-cell>
              <table:table-cell office:value-type="float" office:value="0.52">
                <text:p>0.5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.9390243902439">
                <text:p>22.9390243902439</text:p>
              </table:table-cell>
              <table:table-cell office:value-type="float" office:value="555">
                <text:p>555</text:p>
              </table:table-cell>
              <table:table-cell office:value-type="float" office:value="28.088">
                <text:p>28.08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.3809523809524">
                <text:p>23.3809523809524</text:p>
              </table:table-cell>
              <table:table-cell office:value-type="float" office:value="555">
                <text:p>555</text:p>
              </table:table-cell>
              <table:table-cell office:value-type="float" office:value="51.164">
                <text:p>51.16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.8255813953488">
                <text:p>23.8255813953488</text:p>
              </table:table-cell>
              <table:table-cell office:value-type="float" office:value="555">
                <text:p>555</text:p>
              </table:table-cell>
              <table:table-cell office:value-type="float" office:value="-55.886">
                <text:p>-55.88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4.2727272727273">
                <text:p>24.2727272727273</text:p>
              </table:table-cell>
              <table:table-cell office:value-type="float" office:value="555">
                <text:p>555</text:p>
              </table:table-cell>
              <table:table-cell office:value-type="float" office:value="-76.106">
                <text:p>-76.10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4.7222222222222">
                <text:p>24.7222222222222</text:p>
              </table:table-cell>
              <table:table-cell office:value-type="float" office:value="555">
                <text:p>555</text:p>
              </table:table-cell>
              <table:table-cell office:value-type="float" office:value="-64.25">
                <text:p>-64.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.1739130434783">
                <text:p>25.1739130434783</text:p>
              </table:table-cell>
              <table:table-cell office:value-type="float" office:value="555">
                <text:p>555</text:p>
              </table:table-cell>
              <table:table-cell office:value-type="float" office:value="2.59">
                <text:p>2.5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.6276595744681">
                <text:p>25.6276595744681</text:p>
              </table:table-cell>
              <table:table-cell office:value-type="float" office:value="555">
                <text:p>555</text:p>
              </table:table-cell>
              <table:table-cell office:value-type="float" office:value="49.692">
                <text:p>49.69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.0833333333333">
                <text:p>26.0833333333333</text:p>
              </table:table-cell>
              <table:table-cell office:value-type="float" office:value="555">
                <text:p>555</text:p>
              </table:table-cell>
              <table:table-cell office:value-type="float" office:value="-79.52">
                <text:p>-79.5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6.5408163265306">
                <text:p>26.5408163265306</text:p>
              </table:table-cell>
              <table:table-cell office:value-type="float" office:value="555">
                <text:p>555</text:p>
              </table:table-cell>
              <table:table-cell office:value-type="float" office:value="-58.526">
                <text:p>-58.52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">
                <text:p>27</text:p>
              </table:table-cell>
              <table:table-cell office:value-type="float" office:value="555">
                <text:p>555</text:p>
              </table:table-cell>
              <table:table-cell office:value-type="float" office:value="-50.476">
                <text:p>-50.47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.4607843137255">
                <text:p>27.4607843137255</text:p>
              </table:table-cell>
              <table:table-cell office:value-type="float" office:value="555">
                <text:p>555</text:p>
              </table:table-cell>
              <table:table-cell office:value-type="float" office:value="-48.722">
                <text:p>-48.72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7.9230769230769">
                <text:p>27.9230769230769</text:p>
              </table:table-cell>
              <table:table-cell office:value-type="float" office:value="555">
                <text:p>555</text:p>
              </table:table-cell>
              <table:table-cell office:value-type="float" office:value="25.556">
                <text:p>25.55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.3867924528302">
                <text:p>28.3867924528302</text:p>
              </table:table-cell>
              <table:table-cell office:value-type="float" office:value="555">
                <text:p>555</text:p>
              </table:table-cell>
              <table:table-cell office:value-type="float" office:value="-102.33">
                <text:p>-102.3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8.8518518518519">
                <text:p>28.8518518518519</text:p>
              </table:table-cell>
              <table:table-cell office:value-type="float" office:value="555">
                <text:p>555</text:p>
              </table:table-cell>
              <table:table-cell office:value-type="float" office:value="-4.454">
                <text:p>-4.4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.3181818181818">
                <text:p>29.3181818181818</text:p>
              </table:table-cell>
              <table:table-cell office:value-type="float" office:value="555">
                <text:p>555</text:p>
              </table:table-cell>
              <table:table-cell office:value-type="float" office:value="22.516">
                <text:p>22.51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9.7857142857143">
                <text:p>29.7857142857143</text:p>
              </table:table-cell>
              <table:table-cell office:value-type="float" office:value="555">
                <text:p>555</text:p>
              </table:table-cell>
              <table:table-cell office:value-type="float" office:value="10.674">
                <text:p>10.67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.2543859649123">
                <text:p>30.2543859649123</text:p>
              </table:table-cell>
              <table:table-cell office:value-type="float" office:value="555">
                <text:p>555</text:p>
              </table:table-cell>
              <table:table-cell office:value-type="float" office:value="-14.582">
                <text:p>-14.58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.7241379310345">
                <text:p>30.7241379310345</text:p>
              </table:table-cell>
              <table:table-cell office:value-type="float" office:value="555">
                <text:p>555</text:p>
              </table:table-cell>
              <table:table-cell office:value-type="float" office:value="-62.662">
                <text:p>-62.66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.1949152542373">
                <text:p>31.1949152542373</text:p>
              </table:table-cell>
              <table:table-cell office:value-type="float" office:value="555">
                <text:p>555</text:p>
              </table:table-cell>
              <table:table-cell office:value-type="float" office:value="-145.806">
                <text:p>-145.80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.6666666666667">
                <text:p>31.6666666666667</text:p>
              </table:table-cell>
              <table:table-cell office:value-type="float" office:value="555">
                <text:p>555</text:p>
              </table:table-cell>
              <table:table-cell office:value-type="float" office:value="-83.07">
                <text:p>-83.0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2.1393442622951">
                <text:p>32.1393442622951</text:p>
              </table:table-cell>
              <table:table-cell office:value-type="float" office:value="555">
                <text:p>555</text:p>
              </table:table-cell>
              <table:table-cell office:value-type="float" office:value="34.614">
                <text:p>34.61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2.6129032258064">
                <text:p>32.6129032258064</text:p>
              </table:table-cell>
              <table:table-cell office:value-type="float" office:value="555">
                <text:p>555</text:p>
              </table:table-cell>
              <table:table-cell office:value-type="float" office:value="-77.166">
                <text:p>-77.16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3.0873015873016">
                <text:p>33.0873015873016</text:p>
              </table:table-cell>
              <table:table-cell office:value-type="float" office:value="555">
                <text:p>555</text:p>
              </table:table-cell>
              <table:table-cell office:value-type="float" office:value="-44.83">
                <text:p>-44.8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3.5625">
                <text:p>33.5625</text:p>
              </table:table-cell>
              <table:table-cell office:value-type="float" office:value="555">
                <text:p>555</text:p>
              </table:table-cell>
              <table:table-cell office:value-type="float" office:value="-1.506">
                <text:p>-1.50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.0384615384615">
                <text:p>34.0384615384615</text:p>
              </table:table-cell>
              <table:table-cell office:value-type="float" office:value="555">
                <text:p>555</text:p>
              </table:table-cell>
              <table:table-cell office:value-type="float" office:value="-235.922">
                <text:p>-235.92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.5151515151515">
                <text:p>34.5151515151515</text:p>
              </table:table-cell>
              <table:table-cell office:value-type="float" office:value="555">
                <text:p>555</text:p>
              </table:table-cell>
              <table:table-cell office:value-type="float" office:value="22.45">
                <text:p>22.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.9925373134328">
                <text:p>34.9925373134328</text:p>
              </table:table-cell>
              <table:table-cell office:value-type="float" office:value="555">
                <text:p>555</text:p>
              </table:table-cell>
              <table:table-cell office:value-type="float" office:value="-61.314">
                <text:p>-61.31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.4705882352941">
                <text:p>35.4705882352941</text:p>
              </table:table-cell>
              <table:table-cell office:value-type="float" office:value="555">
                <text:p>555</text:p>
              </table:table-cell>
              <table:table-cell office:value-type="float" office:value="22.88">
                <text:p>22.8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.9492753623188">
                <text:p>35.9492753623188</text:p>
              </table:table-cell>
              <table:table-cell office:value-type="float" office:value="555">
                <text:p>555</text:p>
              </table:table-cell>
              <table:table-cell office:value-type="float" office:value="14.938">
                <text:p>14.93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.4285714285714">
                <text:p>36.4285714285714</text:p>
              </table:table-cell>
              <table:table-cell office:value-type="float" office:value="555">
                <text:p>555</text:p>
              </table:table-cell>
              <table:table-cell office:value-type="float" office:value="-6.094">
                <text:p>-6.09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6.9084507042253">
                <text:p>36.9084507042253</text:p>
              </table:table-cell>
              <table:table-cell office:value-type="float" office:value="555">
                <text:p>555</text:p>
              </table:table-cell>
              <table:table-cell office:value-type="float" office:value="-47.462">
                <text:p>-47.46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.3888888888889">
                <text:p>37.3888888888889</text:p>
              </table:table-cell>
              <table:table-cell office:value-type="float" office:value="555">
                <text:p>555</text:p>
              </table:table-cell>
              <table:table-cell office:value-type="float" office:value="25.026">
                <text:p>25.02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7.8698630136986">
                <text:p>37.8698630136986</text:p>
              </table:table-cell>
              <table:table-cell office:value-type="float" office:value="555">
                <text:p>555</text:p>
              </table:table-cell>
              <table:table-cell office:value-type="float" office:value="23.206">
                <text:p>23.20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.3513513513513">
                <text:p>38.3513513513513</text:p>
              </table:table-cell>
              <table:table-cell office:value-type="float" office:value="555">
                <text:p>555</text:p>
              </table:table-cell>
              <table:table-cell office:value-type="float" office:value="-41.202">
                <text:p>-41.20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.8333333333333">
                <text:p>38.8333333333333</text:p>
              </table:table-cell>
              <table:table-cell office:value-type="float" office:value="555">
                <text:p>555</text:p>
              </table:table-cell>
              <table:table-cell office:value-type="float" office:value="13.808">
                <text:p>13.80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.3157894736842">
                <text:p>39.3157894736842</text:p>
              </table:table-cell>
              <table:table-cell office:value-type="float" office:value="555">
                <text:p>555</text:p>
              </table:table-cell>
              <table:table-cell office:value-type="float" office:value="-170.044">
                <text:p>-170.04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.7987012987013">
                <text:p>39.7987012987013</text:p>
              </table:table-cell>
              <table:table-cell office:value-type="float" office:value="555">
                <text:p>555</text:p>
              </table:table-cell>
              <table:table-cell office:value-type="float" office:value="-29.582">
                <text:p>-29.58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0.2820512820513">
                <text:p>40.2820512820513</text:p>
              </table:table-cell>
              <table:table-cell office:value-type="float" office:value="555">
                <text:p>555</text:p>
              </table:table-cell>
              <table:table-cell office:value-type="float" office:value="9.788">
                <text:p>9.78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.7658227848101">
                <text:p>40.7658227848101</text:p>
              </table:table-cell>
              <table:table-cell office:value-type="float" office:value="555">
                <text:p>555</text:p>
              </table:table-cell>
              <table:table-cell office:value-type="float" office:value="22.574">
                <text:p>22.57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1.25">
                <text:p>41.25</text:p>
              </table:table-cell>
              <table:table-cell office:value-type="float" office:value="555">
                <text:p>555</text:p>
              </table:table-cell>
              <table:table-cell office:value-type="float" office:value="20.136">
                <text:p>20.13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1.7345679012346">
                <text:p>41.7345679012346</text:p>
              </table:table-cell>
              <table:table-cell office:value-type="float" office:value="555">
                <text:p>555</text:p>
              </table:table-cell>
              <table:table-cell office:value-type="float" office:value="15.408">
                <text:p>15.40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2.219512195122">
                <text:p>42.219512195122</text:p>
              </table:table-cell>
              <table:table-cell office:value-type="float" office:value="555">
                <text:p>555</text:p>
              </table:table-cell>
              <table:table-cell office:value-type="float" office:value="9.408">
                <text:p>9.40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2.7048192771084">
                <text:p>42.7048192771084</text:p>
              </table:table-cell>
              <table:table-cell office:value-type="float" office:value="555">
                <text:p>555</text:p>
              </table:table-cell>
              <table:table-cell office:value-type="float" office:value="21.9">
                <text:p>21.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3.1904761904762">
                <text:p>43.1904761904762</text:p>
              </table:table-cell>
              <table:table-cell office:value-type="float" office:value="555">
                <text:p>555</text:p>
              </table:table-cell>
              <table:table-cell office:value-type="float" office:value="-14.586">
                <text:p>-14.58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3.6764705882353">
                <text:p>43.6764705882353</text:p>
              </table:table-cell>
              <table:table-cell office:value-type="float" office:value="555">
                <text:p>555</text:p>
              </table:table-cell>
              <table:table-cell office:value-type="float" office:value="-44.158">
                <text:p>-44.15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4.1627906976744">
                <text:p>44.1627906976744</text:p>
              </table:table-cell>
              <table:table-cell office:value-type="float" office:value="555">
                <text:p>555</text:p>
              </table:table-cell>
              <table:table-cell office:value-type="float" office:value="-18.56">
                <text:p>-18.5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4.6494252873563">
                <text:p>44.6494252873563</text:p>
              </table:table-cell>
              <table:table-cell office:value-type="float" office:value="555">
                <text:p>555</text:p>
              </table:table-cell>
              <table:table-cell office:value-type="float" office:value="-531.586">
                <text:p>-531.58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5.1363636363636">
                <text:p>45.1363636363636</text:p>
              </table:table-cell>
              <table:table-cell office:value-type="float" office:value="555">
                <text:p>555</text:p>
              </table:table-cell>
              <table:table-cell office:value-type="float" office:value="2.906">
                <text:p>2.90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5.623595505618">
                <text:p>45.623595505618</text:p>
              </table:table-cell>
              <table:table-cell office:value-type="float" office:value="555">
                <text:p>555</text:p>
              </table:table-cell>
              <table:table-cell office:value-type="float" office:value="-10.994">
                <text:p>-10.99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6.1111111111111">
                <text:p>46.1111111111111</text:p>
              </table:table-cell>
              <table:table-cell office:value-type="float" office:value="555">
                <text:p>555</text:p>
              </table:table-cell>
              <table:table-cell office:value-type="float" office:value="-25.768">
                <text:p>-25.7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.5989010989011">
                <text:p>46.5989010989011</text:p>
              </table:table-cell>
              <table:table-cell office:value-type="float" office:value="555">
                <text:p>555</text:p>
              </table:table-cell>
              <table:table-cell office:value-type="float" office:value="-21.966">
                <text:p>-21.96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7.0869565217391">
                <text:p>47.0869565217391</text:p>
              </table:table-cell>
              <table:table-cell office:value-type="float" office:value="555">
                <text:p>555</text:p>
              </table:table-cell>
              <table:table-cell office:value-type="float" office:value="-484.416">
                <text:p>-484.41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7.5752688172043">
                <text:p>47.5752688172043</text:p>
              </table:table-cell>
              <table:table-cell office:value-type="float" office:value="555">
                <text:p>555</text:p>
              </table:table-cell>
              <table:table-cell office:value-type="float" office:value="-169.172">
                <text:p>-169.17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8.063829787234">
                <text:p>48.063829787234</text:p>
              </table:table-cell>
              <table:table-cell office:value-type="float" office:value="555">
                <text:p>555</text:p>
              </table:table-cell>
              <table:table-cell office:value-type="float" office:value="-321.92">
                <text:p>-321.9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8.5526315789474">
                <text:p>48.5526315789474</text:p>
              </table:table-cell>
              <table:table-cell office:value-type="float" office:value="555">
                <text:p>555</text:p>
              </table:table-cell>
              <table:table-cell office:value-type="float" office:value="-203.87">
                <text:p>-203.8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9.0416666666667">
                <text:p>49.0416666666667</text:p>
              </table:table-cell>
              <table:table-cell office:value-type="float" office:value="555">
                <text:p>555</text:p>
              </table:table-cell>
              <table:table-cell office:value-type="float" office:value="24.962">
                <text:p>24.96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9.5309278350516">
                <text:p>49.5309278350516</text:p>
              </table:table-cell>
              <table:table-cell office:value-type="float" office:value="555">
                <text:p>555</text:p>
              </table:table-cell>
              <table:table-cell office:value-type="float" office:value="2.726">
                <text:p>2.72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0.0204081632653">
                <text:p>50.0204081632653</text:p>
              </table:table-cell>
              <table:table-cell office:value-type="float" office:value="555">
                <text:p>555</text:p>
              </table:table-cell>
              <table:table-cell office:value-type="float" office:value="4.74">
                <text:p>4.7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0.510101010101">
                <text:p>50.510101010101</text:p>
              </table:table-cell>
              <table:table-cell office:value-type="float" office:value="555">
                <text:p>555</text:p>
              </table:table-cell>
              <table:table-cell office:value-type="float" office:value="-46.144">
                <text:p>-46.144</text:p>
              </table:table-cell>
              <table:table-cell office:value-type="float" office:value="99">
                <text:p>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